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438in" fo:margin-left="-0.0167in" fo:margin-right="-0.0021in" table:align="margins" style:shadow="none" style:may-break-between-rows="false"/>
    </style:style>
    <style:style style:name="Table1.A" style:family="table-column">
      <style:table-column-properties style:column-width="1.6667in" style:rel-column-width="2400*"/>
    </style:style>
    <style:style style:name="Table1.B" style:family="table-column">
      <style:table-column-properties style:column-width="2.6667in" style:rel-column-width="3840*"/>
    </style:style>
    <style:style style:name="Table1.C" style:family="table-column">
      <style:table-column-properties style:column-width="2.6104in" style:rel-column-width="375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9271in" fo:margin-left="0in" fo:margin-right="-0.0021in" style:page-number="0" table:align="margins"/>
    </style:style>
    <style:style style:name="Table2.A" style:family="table-column">
      <style:table-column-properties style:column-width="1.6354in" style:rel-column-width="2355*"/>
    </style:style>
    <style:style style:name="Table2.B" style:family="table-column">
      <style:table-column-properties style:column-width="5.2917in" style:rel-column-width="762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may-break-between-rows="false"/>
    </style:style>
    <style:style style:name="Table3.A" style:family="table-column">
      <style:table-column-properties style:column-width="2.4063in" style:rel-column-width="3465*"/>
    </style:style>
    <style:style style:name="Table3.B" style:family="table-column">
      <style:table-column-properties style:column-width="4.5208in" style:rel-column-width="651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3.46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style:font-name="Courier"/>
    </style:style>
    <style:style style:name="P3" style:family="paragraph" style:parent-style-name="Standard">
      <style:text-properties style:font-name="Courier" fo:font-size="12pt" style:font-size-asian="12pt" style:font-size-complex="12pt"/>
    </style:style>
    <style:style style:name="P4" style:family="paragraph" style:parent-style-name="Standard">
      <style:paragraph-properties fo:text-align="start" style:justify-single-word="false"/>
      <style:text-properties style:font-name="Courier" fo:font-size="12pt" style:text-underline-style="none" fo:font-weight="normal" style:font-size-asian="12pt" style:font-weight-asian="normal" style:font-size-complex="12pt" style:font-weight-complex="normal"/>
    </style:style>
    <style:style style:name="P5" style:family="paragraph" style:parent-style-name="Standard" style:list-style-name="L4">
      <style:paragraph-properties fo:text-align="start" style:justify-single-word="false"/>
      <style:text-properties style:font-name="Courier" fo:font-size="12pt" style:text-underline-style="none" fo:font-weight="normal" style:font-size-asian="12pt" style:font-weight-asian="normal" style:font-size-complex="12pt" style:font-weight-complex="normal"/>
    </style:style>
    <style:style style:name="P6" style:family="paragraph" style:parent-style-name="Standard" style:list-style-name="L8">
      <style:paragraph-properties fo:text-align="start" style:justify-single-word="false"/>
      <style:text-properties style:font-name="Courier" fo:font-size="12pt" style:text-underline-style="none" fo:font-weight="normal" style:font-size-asian="12pt" style:font-weight-asian="normal" style:font-size-complex="12pt" style:font-weight-complex="normal"/>
    </style:style>
    <style:style style:name="P7" style:family="paragraph" style:parent-style-name="Standard" style:list-style-name="L9">
      <style:paragraph-properties fo:text-align="start" style:justify-single-word="false"/>
      <style:text-properties style:font-name="Courier" fo:font-size="12pt" style:text-underline-style="none" fo:font-weight="normal" style:font-size-asian="12pt" style:font-weight-asian="normal" style:font-size-complex="12pt" style:font-weight-complex="normal"/>
    </style:style>
    <style:style style:name="P8" style:family="paragraph" style:parent-style-name="Standard" style:list-style-name="L8">
      <style:paragraph-properties fo:text-align="start" style:justify-single-word="false"/>
      <style:text-properties style:font-name="Courier" fo:font-size="12pt" style:text-underline-style="none"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Courier"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style:font-name="Courier" fo:font-weight="bold" style:font-weight-asian="bold" style:font-weight-complex="bold"/>
    </style:style>
    <style:style style:name="P11" style:family="paragraph" style:parent-style-name="Standard">
      <style:paragraph-properties fo:text-align="start" style:justify-single-word="false"/>
      <style:text-properties style:font-name="Courier"/>
    </style:style>
    <style:style style:name="P12" style:family="paragraph" style:parent-style-name="Standard">
      <style:text-properties style:font-name="Liberation Serif"/>
    </style:style>
    <style:style style:name="P13" style:family="paragraph" style:parent-style-name="Standard">
      <style:text-properties style:font-name="Liberation Serif" fo:font-weight="bold" style:font-weight-asian="bold" style:font-weight-complex="bold"/>
    </style:style>
    <style:style style:name="P14" style:family="paragraph" style:parent-style-name="Standard">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font-name="Liberation Serif"/>
    </style:style>
    <style:style style:name="P16" style:family="paragraph" style:parent-style-name="Standard">
      <style:text-properties fo:font-weight="bold" style:font-weight-asian="bold" style:font-weight-complex="bold"/>
    </style:style>
    <style:style style:name="P17" style:family="paragraph" style:parent-style-name="Standard" style:list-style-name="L6">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style:font-size-asian="12pt" style:font-size-complex="12pt"/>
    </style:style>
    <style:style style:name="P25" style:family="paragraph" style:parent-style-name="Standard">
      <style:paragraph-properties fo:text-align="start" style:justify-single-word="false"/>
    </style:style>
    <style:style style:name="P26" style:family="paragraph" style:parent-style-name="Standard" style:list-style-name="L5">
      <style:paragraph-properties fo:text-align="start" style:justify-single-word="false"/>
    </style:style>
    <style:style style:name="P27" style:family="paragraph" style:parent-style-name="Standard" style:list-style-name="L6">
      <style:paragraph-properties fo:text-align="start" style:justify-single-word="false"/>
    </style:style>
    <style:style style:name="P28" style:family="paragraph" style:parent-style-name="Standard" style:list-style-name="L7">
      <style:paragraph-properties fo:text-align="start" style:justify-single-word="false"/>
    </style:style>
    <style:style style:name="P29" style:family="paragraph" style:parent-style-name="Standard">
      <style:paragraph-properties fo:text-align="start" style:justify-single-word="false" fo:break-before="page"/>
      <style:text-properties fo:font-size="12pt" style:text-underline-style="none" fo:font-weight="bold" style:font-size-asian="12pt" style:font-weight-asian="bold" style:font-size-complex="12pt" style:font-weight-complex="bold"/>
    </style:style>
    <style:style style:name="P30"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paragraph-properties fo:break-before="page"/>
      <style:text-properties style:font-name="Courier"/>
    </style:style>
    <style:style style:name="P32" style:family="paragraph" style:parent-style-name="Standard">
      <style:paragraph-properties fo:text-align="center" style:justify-single-word="false" fo:break-before="page"/>
      <style:text-properties style:font-name="Courier"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
      <style:paragraph-properties fo:break-before="page"/>
      <style:text-properties style:font-name="Courier" fo:font-weight="bold" style:font-weight-asian="bold" style:font-weight-complex="bold"/>
    </style:style>
    <style:style style:name="P34" style:family="paragraph" style:parent-style-name="Standard">
      <style:paragraph-properties fo:text-align="start" style:justify-single-word="false" fo:break-before="page"/>
    </style:style>
    <style:style style:name="P35" style:family="paragraph" style:parent-style-name="Standard">
      <style:paragraph-properties fo:margin-left="0.25in" fo:margin-right="0in" fo:text-indent="-0.25in" style:auto-text-indent="false">
        <style:tab-stops>
          <style:tab-stop style:position="-0.0102in"/>
        </style:tab-stops>
      </style:paragraph-properties>
    </style:style>
    <style:style style:name="P36" style:family="paragraph" style:parent-style-name="Standard" style:list-style-name="L2">
      <style:paragraph-properties fo:margin-left="0.25in" fo:margin-right="0in" fo:text-indent="-0.25in" style:auto-text-indent="false">
        <style:tab-stops>
          <style:tab-stop style:position="-0.0102in"/>
        </style:tab-stops>
      </style:paragraph-properties>
    </style:style>
    <style:style style:name="P37" style:family="paragraph" style:parent-style-name="Standard" style:list-style-name="L3">
      <style:paragraph-properties fo:margin-left="0.25in" fo:margin-right="0in" fo:text-indent="-0.25in" style:auto-text-indent="false">
        <style:tab-stops>
          <style:tab-stop style:position="-0.0102in"/>
        </style:tab-stops>
      </style:paragraph-properties>
    </style:style>
    <style:style style:name="P38" style:family="paragraph" style:parent-style-name="Standard" style:list-style-name="L3">
      <style:paragraph-properties fo:margin-left="0.25in" fo:margin-right="0in" fo:text-indent="-0.25in" style:auto-text-indent="false">
        <style:tab-stops>
          <style:tab-stop style:position="-0.0102in"/>
        </style:tab-stops>
      </style:paragraph-properties>
      <style:text-properties fo:font-weight="normal" style:font-weight-asian="normal" style:font-weight-complex="normal"/>
    </style:style>
    <style:style style:name="P39" style:family="paragraph" style:parent-style-name="Standard" style:list-style-name="L3">
      <style:paragraph-properties fo:margin-left="0.25in" fo:margin-right="0in" fo:text-indent="-0.25in" style:auto-text-indent="false">
        <style:tab-stops>
          <style:tab-stop style:position="-0.0102in"/>
        </style:tab-stops>
      </style:paragraph-properties>
      <style:text-properties style:font-name="Courier"/>
    </style:style>
    <style:style style:name="P40" style:family="paragraph" style:parent-style-name="Standard">
      <style:paragraph-properties fo:margin-left="0in" fo:margin-right="0in" fo:text-indent="0in" style:auto-text-indent="false">
        <style:tab-stops>
          <style:tab-stop style:position="-0.0102in"/>
        </style:tab-stops>
      </style:paragraph-properties>
    </style:style>
    <style:style style:name="P41" style:family="paragraph" style:parent-style-name="Standard" style:list-style-name="L3">
      <style:paragraph-properties fo:margin-left="0in" fo:margin-right="0in" fo:text-indent="0in" style:auto-text-indent="false">
        <style:tab-stops>
          <style:tab-stop style:position="-0.0102in"/>
        </style:tab-stops>
      </style:paragraph-properties>
    </style:style>
    <style:style style:name="P42" style:family="paragraph" style:parent-style-name="Standard">
      <style:paragraph-properties fo:margin-left="0in" fo:margin-right="0in" fo:text-indent="0in" style:auto-text-indent="false">
        <style:tab-stops>
          <style:tab-stop style:position="-0.0102in"/>
        </style:tab-stops>
      </style:paragraph-properties>
      <style:text-properties style:font-name="Courier"/>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fo:font-size="12pt" style:font-size-asian="12pt" style:font-size-complex="12pt"/>
    </style:style>
    <style:style style:name="P4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Courier" fo:font-size="12pt" style:font-size-asian="12pt" style:font-size-complex="12pt"/>
    </style:style>
    <style:style style:name="P47" style:family="paragraph" style:parent-style-name="Table_20_Contents">
      <style:paragraph-properties fo:text-align="start" style:justify-single-word="false"/>
      <style:text-properties style:font-name="Liberation Serif" fo:font-size="12pt" style:font-size-asian="12pt" style:font-size-complex="12pt"/>
    </style:style>
    <style:style style:name="P48" style:family="paragraph" style:parent-style-name="Table_20_Contents">
      <style:paragraph-properties fo:text-align="start" style:justify-single-word="false" fo:keep-together="auto" fo:background-color="transparent" style:shadow="none">
        <style:background-image/>
      </style:paragraph-properties>
      <style:text-properties style:font-name="Courier" fo:font-size="12pt" style:font-size-asian="12pt" style:font-size-complex="12pt"/>
    </style:style>
    <style:style style:name="P49" style:family="paragraph" style:parent-style-name="Table_20_Heading">
      <style:text-properties fo:font-size="12pt" style:font-size-asian="12pt" style:font-size-complex="12pt"/>
    </style:style>
    <style:style style:name="P50" style:family="paragraph" style:parent-style-name="Table_20_Heading">
      <style:text-properties style:font-name="Liberation Serif" fo:font-size="12pt" style:font-size-asian="12pt" style:font-size-complex="12pt"/>
    </style:style>
    <style:style style:name="T1" style:family="text">
      <style:text-properties style:font-name="Courier"/>
    </style:style>
    <style:style style:name="T2" style:family="text">
      <style:text-properties style:font-name="Liberation Serif"/>
    </style:style>
    <style:style style:name="T3" style:family="text">
      <style:text-properties style:text-position="super 58%"/>
    </style:style>
    <style:style style:name="T4" style:family="text">
      <style:text-properties style:font-name="Courier"/>
    </style:style>
    <style:style style:name="T5" style:family="text">
      <style:text-properties style:font-name="Courier" fo:font-size="12pt" style:text-underline-style="none" fo:font-weight="normal" style:font-size-asian="12pt" style:font-weight-asian="normal" style:font-size-complex="12pt" style:font-weight-complex="normal"/>
    </style:style>
    <style:style style:name="T6" style:family="text">
      <style:text-properties style:font-name="Liberation Serif"/>
    </style:style>
    <style:style style:name="T7" style:family="text">
      <style:text-properties style:font-name="Liberation Serif" style:text-underline-style="solid" style:text-underline-width="auto" style:text-underline-color="font-color"/>
    </style:style>
    <style:style style:name="T8" style:family="text">
      <style:text-properties style:font-name="Liberation Serif" fo:font-weight="bold" style:font-weight-asian="bold" style:font-weight-complex="bold"/>
    </style:style>
    <style:style style:name="T9" style:family="text">
      <style:text-properties style:font-name="Liberation Serif" fo:font-size="12pt" style:text-underline-style="none" fo:font-weight="normal" style:font-size-asian="12pt" style:font-weight-asian="normal" style:font-size-complex="12pt" style:font-weight-complex="normal"/>
    </style:style>
    <style:style style:name="T10" style:family="text">
      <style:text-properties style:font-name="Liberation Serif" fo:font-size="12pt" style:text-underline-style="none" style:font-size-asian="12pt" style:font-size-complex="12pt"/>
    </style:style>
    <style:style style:name="T11" style:family="text">
      <style:text-properties fo:font-size="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style:font-size-asian="12pt"/>
    </style:style>
    <style:style style:name="T14" style:family="text">
      <style:text-properties style:font-size-complex="12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font-weight-asian="normal"/>
    </style:style>
    <style:style style:name="T22" style:family="text">
      <style:text-properties style:font-weight-complex="normal"/>
    </style:style>
    <style:style style:name="T23" style:family="text">
      <style:text-properties style:font-weight-asian="bold"/>
    </style:style>
    <style:style style:name="T24"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stallation of the ESMoL Tool-Chain</text:p>
      <text:p text:style-name="Standard"/>
      <text:p text:style-name="Standard"><text:tab/>This document explains how to install the ESMoL tool-chain on a Red Hat Enterprise Linux version 5 (RHEL5) o<text:span text:style-name="T18">r Community ENTerprise Operating System version 5 (CentOS5) Linux distribution.</text:span></text:p>
      <text:p text:style-name="Standard"><text:span text:style-name="T18"/></text:p>
      <text:p text:style-name="P20">READ THIS SECTION FIRST </text:p>
      <text:p text:style-name="P21"/>
      <text:p text:style-name="P21"><text:tab/>This section contains preliminary information and tasks that are need to be performed before installing the ESMoL tool-chain and related software. <text:s/>Sections following this one make reference to information provided here.</text:p>
      <text:p text:style-name="P21"/>
      <text:p text:style-name="P23">1. <text:s/><text:span text:style-name="T19">Presentation of Commands</text:span></text:p>
      <text:p text:style-name="P21"/>
      <text:p text:style-name="P21"><text:tab/>Part of the installation process described in this document involves presentation of commands that need to be executed in a “bash” shell. <text:s/>Such commands are displayed in Courier font, and are preceded by a dollar-sign “$”, which is the “bash” shell prompt. <text:s/>An example command presented in this way is shown below.</text:p>
      <text:p text:style-name="P21"/>
      <text:p text:style-name="P4">$ ls -ltr /usr/local</text:p>
      <text:p text:style-name="P4"/>
      <text:p text:style-name="P21">Importantly, when executing this command, do not type the “$”. <text:s/>Also, unless explicitly stated, all commands are entered on a single line. <text:s/>That is, they do not contain any embedded carriage-returns or newlines, even though, as presented in this document, the command may be wrapped into multiple lines.</text:p>
      <text:p text:style-name="P21"><text:tab/>Also, in some commands, you'll see portions of the command enclosed in brackets [] or chevrons &lt;&gt;. Bracketed portions are optional, and there will be a description of when you want to include this portion in a command. <text:s/>Chevroned portions enclose the name of a variable, defined in this document, that should be substituted (along with the chevrons) with the variable's value. <text:s/>These variables are defined in the next section. <text:s/>An example command that uses brackets and chevrons follows:</text:p>
      <text:p text:style-name="P21"/>
      <text:p text:style-name="P4">$ ./configure --prefix=&lt;ANTLRDIR&gt; [--enable-64bit]</text:p>
      <text:p text:style-name="P21"/>
      <text:p text:style-name="P21">Here, &lt;ANTLRDIR&gt; should be replaced with the value of the ANTLRDIR variable, and<text:line-break/>“--enable-64bit” is optional.</text:p>
      <text:p text:style-name="P21"><text:span text:style-name="T19"/></text:p>
      <text:p text:style-name="P23"/>
      <text:p text:style-name="P29">2. <text:span text:style-name="T19">Variables</text:span></text:p>
      <text:p text:style-name="P21"/>
      <text:p text:style-name="P21"><text:tab/>The installation procedure for the ESMoL tool-chain refers to variables that should be substituted with their values when presented between chevrons &lt;&gt;. <text:s/>They are shown in the table below. <text:s/>Some variables are defined in terms of other variables.</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45">Variable</text:p>
          </table:table-cell>
          <table:table-cell table:style-name="Table1.B1" office:value-type="string">
            <text:p text:style-name="P45">Description</text:p>
          </table:table-cell>
          <table:table-cell table:style-name="Table1.C1" office:value-type="string">
            <text:p text:style-name="P45">Recommended/Example Value</text:p>
          </table:table-cell>
        </table:table-row>
        <table:table-row>
          <table:table-cell table:style-name="Table1.A2" office:value-type="string">
            <text:p text:style-name="P44">ANTLR3DIR</text:p>
          </table:table-cell>
          <table:table-cell table:style-name="Table1.A2" office:value-type="string">
            <text:p text:style-name="P44">Directory where ANTLR 3.2 3rd-party software is installed.</text:p>
          </table:table-cell>
          <table:table-cell table:style-name="Table1.C2" office:value-type="string">
            <text:p text:style-name="P44">&lt;INSTALLDIR&gt;/antlr3&lt;SUFFIX&gt;</text:p>
          </table:table-cell>
        </table:table-row>
        <table:table-row>
          <table:table-cell table:style-name="Table1.A2" office:value-type="string">
            <text:p text:style-name="P44">BOOSTDIR</text:p>
          </table:table-cell>
          <table:table-cell table:style-name="Table1.A2" office:value-type="string">
            <text:p text:style-name="P44">Directory where boost version 1.47.0 3rd-party software is installed.</text:p>
          </table:table-cell>
          <table:table-cell table:style-name="Table1.C2" office:value-type="string">
            <text:p text:style-name="P44">&lt;INSTALLDIR&gt;/boost_1_47_0&lt;SUFFIX&gt;</text:p>
          </table:table-cell>
        </table:table-row>
        <table:table-row>
          <table:table-cell table:style-name="Table1.A2" office:value-type="string">
            <text:p text:style-name="P24">BOOST_1_40_0_DIR</text:p>
          </table:table-cell>
          <table:table-cell table:style-name="Table1.A2" office:value-type="string">
            <text:p text:style-name="P44">Directory where boost version 1.40.0 3rd-party software is installed</text:p>
          </table:table-cell>
          <table:table-cell table:style-name="Table1.C2" office:value-type="string">
            <text:p text:style-name="P44">&lt;INSTALLDIR&gt;/boost_1_40_0&lt;SUFFIX&gt;</text:p>
          </table:table-cell>
        </table:table-row>
        <table:table-row>
          <table:table-cell table:style-name="Table1.A2" office:value-type="string">
            <text:p text:style-name="P44">DOWNLOADDIR</text:p>
          </table:table-cell>
          <table:table-cell table:style-name="Table1.A2" office:value-type="string">
            <text:p text:style-name="P44">Directory into which to download files for building necessary 3rd-party software.</text:p>
          </table:table-cell>
          <table:table-cell table:style-name="Table1.C2" office:value-type="string">
            <text:p text:style-name="P44">&lt;HOME&gt;/Downloads</text:p>
          </table:table-cell>
        </table:table-row>
        <table:table-row>
          <table:table-cell table:style-name="Table1.A2" office:value-type="string">
            <text:p text:style-name="P44">ESMOLDIR</text:p>
          </table:table-cell>
          <table:table-cell table:style-name="Table1.A2" office:value-type="string">
            <text:p text:style-name="P44">Directory where the ESMoL software repository is downloaded.</text:p>
          </table:table-cell>
          <table:table-cell table:style-name="Table1.C2" office:value-type="string">
            <text:p text:style-name="P44">&lt;HOME&gt;/Projects/NASA/HCDDES/dist</text:p>
          </table:table-cell>
        </table:table-row>
        <table:table-row>
          <table:table-cell table:style-name="Table1.A2" office:value-type="string">
            <text:p text:style-name="P44">ESMOLURL</text:p>
          </table:table-cell>
          <table:table-cell table:style-name="Table1.A2" office:value-type="string">
            <text:p text:style-name="P44">URL of ESMoL software svn repository.</text:p>
          </table:table-cell>
          <table:table-cell table:style-name="Table1.C2" office:value-type="string">
            <text:p text:style-name="P44">https://svn.isis.vanderbilt.edu/NASA/HCDDES/dist</text:p>
          </table:table-cell>
        </table:table-row>
        <table:table-row>
          <table:table-cell table:style-name="Table1.A2" office:value-type="string">
            <text:p text:style-name="P44">HOME</text:p>
          </table:table-cell>
          <table:table-cell table:style-name="Table1.A2" office:value-type="string">
            <text:p text:style-name="P44">Your home directory.</text:p>
          </table:table-cell>
          <table:table-cell table:style-name="Table1.C2" office:value-type="string">
            <text:p text:style-name="P44">/home/hnine</text:p>
          </table:table-cell>
        </table:table-row>
        <table:table-row>
          <table:table-cell table:style-name="Table1.A2" office:value-type="string">
            <text:p text:style-name="P44">INSTALLDIR</text:p>
          </table:table-cell>
          <table:table-cell table:style-name="Table1.A2" office:value-type="string">
            <text:p text:style-name="P44">Main directory under which necessary 3rd-party software is installed.</text:p>
          </table:table-cell>
          <table:table-cell table:style-name="Table1.C2" office:value-type="string">
            <text:p text:style-name="P44">“/usr/include” if you can use the “sudo” command, or</text:p>
            <text:p text:style-name="P44">“&lt;HOME&gt;/3rdParty” otherwise (without the quotes).</text:p>
          </table:table-cell>
        </table:table-row>
        <table:table-row>
          <table:table-cell table:style-name="Table1.A2" office:value-type="string">
            <text:p text:style-name="P44">MATLABDIR</text:p>
          </table:table-cell>
          <table:table-cell table:style-name="Table1.A2" office:value-type="string">
            <text:p text:style-name="P44">Directory where MATLAB 3rd-party software is installed.</text:p>
          </table:table-cell>
          <table:table-cell table:style-name="Table1.C2" office:value-type="string">
            <text:p text:style-name="P44">/usr/local/MATLAB/R2011a</text:p>
          </table:table-cell>
        </table:table-row>
        <table:table-row>
          <table:table-cell table:style-name="Table1.A2" office:value-type="string">
            <text:p text:style-name="P44">MATLAB_ARCH</text:p>
          </table:table-cell>
          <table:table-cell table:style-name="Table1.A2" office:value-type="string">
            <text:p text:style-name="P44">Architecture for which MATLAB was installed.</text:p>
          </table:table-cell>
          <table:table-cell table:style-name="Table1.C2" office:value-type="string">
            <text:p text:style-name="P44">“glnx86” for 32-bit, or “glnxa64” for 64-bit (without the quotes).</text:p>
          </table:table-cell>
        </table:table-row>
        <table:table-row>
          <table:table-cell table:style-name="Table1.A2" office:value-type="string">
            <text:p text:style-name="P44">PYTHONDIR</text:p>
          </table:table-cell>
          <table:table-cell table:style-name="Table1.A2" office:value-type="string">
            <text:p text:style-name="P44">Directory where “python” 3rd-party sofware is installed.</text:p>
          </table:table-cell>
          <table:table-cell table:style-name="Table1.C2" office:value-type="string">
            <text:p text:style-name="P44">&lt;INSTALLDIR&gt;/python&lt;SUFFIX&gt;/python2.7</text:p>
          </table:table-cell>
        </table:table-row>
        <table:table-row>
          <table:table-cell table:style-name="Table1.A2" office:value-type="string">
            <text:p text:style-name="P44">SUFFIX</text:p>
          </table:table-cell>
          <table:table-cell table:style-name="Table1.A2" office:value-type="string">
            <text:p text:style-name="P44">Indicates whether the ESMoL tool-chain is compiled for 32-bit or 64-bit architecture.</text:p>
          </table:table-cell>
          <table:table-cell table:style-name="Table1.C2" office:value-type="string">
            <text:p text:style-name="P44">“-32” or “-64” (without the quotes).</text:p>
          </table:table-cell>
        </table:table-row>
        <table:table-row>
          <table:table-cell table:style-name="Table1.A2" office:value-type="string">
            <text:p text:style-name="P44">USER</text:p>
          </table:table-cell>
          <table:table-cell table:style-name="Table1.A2" office:value-type="string">
            <text:p text:style-name="P44">Your user id.</text:p>
          </table:table-cell>
          <table:table-cell table:style-name="Table1.C2" office:value-type="string">
            <text:p text:style-name="P44">hnine</text:p>
          </table:table-cell>
        </table:table-row>
      </table:table>
      <text:p text:style-name="P21"/>
      <text:p text:style-name="P21"/>
      <text:p text:style-name="P23">3. <text:span text:style-name="T19">Root Privileges and the “sudo” Command</text:span></text:p>
      <text:p text:style-name="Standard"><text:span text:style-name="T16"/></text:p>
      <text:p text:style-name="Standard"><text:tab/>Installation of the ESMoL tool-chain may require root privileges, in particular to install necessary “rpm” packages if they are not already installed on your system. <text:s/>Also, root privileges allows you to install 3rd-party software under the “/usr/local” directory so that it is readily available to anyone on the system. <text:s/>If you cannot acquire root privileges, you will need to get your system administrator to <text:soft-page-break/>install necessary “rpm” packages. <text:s/>They will also need to install necessary 3rd-party software in /usr/local, or you can install this software in your home directory.</text:p>
      <text:p text:style-name="Standard"><text:tab/>In regard to having root privileges, it is good to have the ability to use the “sudo” command. <text:s/>If you have root privileges, i.e. you know the “root” password, but cannot use the “sudo” command, give yourself the ability by doing the following.</text:p>
      <text:p text:style-name="Standard"/>
      <text:list xml:id="list9738845471" text:style-name="L1">
        <text:list-item>
          <text:p text:style-name="P1">Test if you can use the “sudo” command by entering the following command:</text:p>
          <text:p text:style-name="P1"><text:line-break/><text:span text:style-name="T1">$ sudo ls</text:span><text:line-break/><text:line-break/>Enter your password when prompted. <text:s/>If you see the output of the “ls” command, then you can use the “sudo” command and can proceed to the next section of this document. <text:s/>However, if you get the following output:<text:line-break/><text:line-break/><text:span text:style-name="T1">&lt;USER&gt; is not in the sudoers file. <text:s/>This incident will be reported.</text:span></text:p>
          <text:p text:style-name="P1"><text:line-break/>Then you presently cannot use the “sudo” command.<text:line-break/> </text:p>
        </text:list-item>
        <text:list-item>
          <text:p text:style-name="P1">Add yourself to the “wheel” group:</text:p>
          <text:list>
            <text:list-item>
              <text:p text:style-name="P1">Select System-&gt;Administration-&gt;Users and Groups, and enter “root” password if necessary.</text:p>
            </text:list-item>
            <text:list-item>
              <text:p text:style-name="P1">In the resulting “User Manager” window, double-click on your user-id, select the “Groups” tab, and check the checkbox next to “wheel”.</text:p>
            </text:list-item>
            <text:list-item>
              <text:p text:style-name="P1">Click the “OK” button.</text:p>
            </text:list-item>
            <text:list-item>
              <text:p text:style-name="P1">Select File-&gt;Quit</text:p>
              <text:p text:style-name="P1"/>
            </text:list-item>
          </text:list>
        </text:list-item>
        <text:list-item>
          <text:p text:style-name="P1">Become root, either by logging in as root, or by using the “su” command:</text:p>
          <text:p text:style-name="P1"><text:line-break/><text:span text:style-name="T1">$ su -</text:span><text:line-break/></text:p>
        </text:list-item>
        <text:list-item>
          <text:p text:style-name="P1">Edit the /etc/sudoers file using your favorite editor, and when editing this file, find the lines that look like this:<text:line-break/><text:line-break/><text:span text:style-name="T1">## Allows people in group wheel to run all commands </text:span></text:p>
          <text:p text:style-name="P1"><text:span text:style-name="T1"># %wheel <text:s text:c="7"/>ALL=(ALL) <text:s text:c="6"/>ALL </text:span><text:line-break/></text:p>
          <text:p text:style-name="P1">Delete the “<text:span text:style-name="T1"># </text:span><text:span text:style-name="T2">”</text:span> before <text:span text:style-name="T2">“</text:span><text:span text:style-name="T1">%wheel</text:span><text:span text:style-name="T2">” so these lines look this:</text:span></text:p>
          <text:p text:style-name="P1"><text:span text:style-name="T2"><text:line-break/></text:span><text:span text:style-name="T1">## Allows people in group wheel to run all commands </text:span></text:p>
          <text:p text:style-name="P1"><text:span text:style-name="T1">%wheel <text:s text:c="7"/>ALL=(ALL) <text:s text:c="6"/>ALL </text:span><text:span text:style-name="T2"><text:line-break/><text:line-break/></text:span>save the file, and exit the editor. <text:s/>You may have to do a forced-write, or temporarily give the /etc/sudoers file user-write permissions, before you are able to save it.</text:p>
        </text:list-item>
      </text:list>
      <text:p text:style-name="Standard"/>
      <text:p text:style-name="Standard">At this point, you should have the ability to use the “sudo” command. <text:s/>To test, enter the following command in a terminal:</text:p>
      <text:p text:style-name="Standard"/>
      <text:p text:style-name="P2">$ sudo ls</text:p>
      <text:p text:style-name="Standard"/>
      <text:p text:style-name="Standard"><text:soft-page-break/>You should be prompted for your password (i.e. not the “root” password, but your personal account password), and after entering your password, you should see the output of the “ls” command.</text:p>
      <text:p text:style-name="P21"/>
      <text:p text:style-name="P21"/>
      <text:p text:style-name="P23">4. <text:span text:style-name="T19">Enable the EPEL repository</text:span></text:p>
      <text:p text:style-name="P21"/>
      <text:p text:style-name="P21"><text:tab/>The EPEL rpm repository contains packages need to install the ESMoL toolchain, but it is not accessible to your Linux system by default. <text:s/>To enable it, you'll need to be able to use the “sudo” command. <text:s/>If you can't use the “sudo” command, have your system administrator enable it.</text:p>
      <text:p text:style-name="P21"/>
      <text:p text:style-name="P21">To enable the EPEL repository, you'll need to download the “epel-release-5-4.noarch.rpm” rpm package. <text:s/>At the time this document is written, this package is availabel at:</text:p>
      <text:p text:style-name="P21"/>
      <text:p text:style-name="P4">http://mirror.es.its.nyu.edu/epel/5/i386/epel-release-5-4.noarch.rpm</text:p>
      <text:p text:style-name="P21"/>
      <text:p text:style-name="P21">Please download this file into the &lt;DOWNLOADDIR&gt; directory. <text:s/>Then execute the following commands:</text:p>
      <text:p text:style-name="P21"/>
      <text:p text:style-name="P4">$ cd &lt;DOWNLOADDIR&gt;</text:p>
      <text:p text:style-name="P4">$ sudo -E rpm -i epel-release-5-4.noarch.rpm</text:p>
      <text:p text:style-name="P21"/>
      <text:p text:style-name="P21"/>
      <text:p text:style-name="P23">5. <text:span text:style-name="T19">Installing Necessary RPM packages</text:span></text:p>
      <text:p text:style-name="P21"/>
      <text:p text:style-name="P21"><text:tab/>To install the ESMoL toolchain and necessary 3rd-party software, the following RPM packages must be installed on your RHEL5 or CentOS5 Linux distribution:</text:p>
      <text:p text:style-name="P21"/>
      <text:p text:style-name="P21">gcc-c++</text:p>
      <text:p text:style-name="Standard">glibc-devel</text:p>
      <text:p text:style-name="P25"><text:span text:style-name="T12">subversion</text:span></text:p>
      <text:p text:style-name="P25"><text:span text:style-name="T12">python-hashlib</text:span></text:p>
      <text:p text:style-name="P25"><text:span text:style-name="T12">libXpm</text:span></text:p>
      <text:p text:style-name="P25"><text:span text:style-name="T12">libXmu</text:span></text:p>
      <text:p text:style-name="P25"><text:span text:style-name="T12">libXp</text:span></text:p>
      <text:p text:style-name="P25"><text:span text:style-name="T12">readline-devel</text:span></text:p>
      <text:p text:style-name="P25"><text:span text:style-name="T12">ncurses-devel</text:span></text:p>
      <text:p text:style-name="P25"><text:bookmark-start text:name="DDE_LINK1"/><text:span text:style-name="T12">java-1.6.0-openjdk-devel</text:span></text:p>
      <text:p text:style-name="P25"><text:bookmark-end text:name="DDE_LINK1"/><text:span text:style-name="T12"/></text:p>
      <text:p text:style-name="P21"/>
      <text:p text:style-name="P21">They can be installed by executing the following command:</text:p>
      <text:p text:style-name="P21"/>
      <text:p text:style-name="P4">$ sudo yum install gcc-c++ glibc-devel subversion python-hashlib libXpm libXmu libXp readline-devel ncurses-devel java-1.6.0-openjdk-devel</text:p>
      <text:p text:style-name="P25"><text:span text:style-name="T19"/></text:p>
      <text:p text:style-name="Standard">Answer “y” when prompted, and the packages will be installed. <text:s/>If you cannot use the sudo command, please get your system administrator install these packages.</text:p>
      <text:p text:style-name="Standard"/>
      <text:p text:style-name="P19"/>
      <text:p text:style-name="P30">3rd-Party Software Installation</text:p>
      <text:p text:style-name="P22"/>
      <text:p text:style-name="Standard">3rd-party software that must be installed for the ESMoL tool-chain to build and execute are as follows:</text:p>
      <text:p text:style-name="Standard"/>
      <text:p text:style-name="Standard">Python 2.7.3</text:p>
      <text:p text:style-name="Standard">Cheetah 2.4.4</text:p>
      <text:p text:style-name="Standard">boost 1.40.0</text:p>
      <text:p text:style-name="Standard">boost 1.47.0</text:p>
      <text:p text:style-name="Standard">antlr 3.2</text:p>
      <text:p text:style-name="Standard">eclipse-cdt 3.6 (Helios)</text:p>
      <text:p text:style-name="Standard">MatLab 2011a</text:p>
      <text:p text:style-name="Standard"/>
      <text:p text:style-name="Standard">Installation procedures for each of piece of software follows.</text:p>
      <text:p text:style-name="Standard"/>
      <text:p text:style-name="Standard"/>
      <text:p text:style-name="Standard"/>
      <text:p text:style-name="P16">1. <text:s/><text:span text:style-name="T19">Python-2.7.3</text:span></text:p>
      <text:p text:style-name="Standard"/>
      <text:p text:style-name="Standard"><text:tab/>The ESMoL tool-chain is known to work with python version 2.7.3. <text:s/>It may work with other versions, but this is currently unknown.</text:p>
      <text:p text:style-name="Standard"><text:tab/>At the time of the writing of this document, Python-2.7.3.tar.bz2, a compressed tarball for version 2.7.3 of python, is available at:</text:p>
      <text:p text:style-name="Standard"/>
      <text:p text:style-name="P2">http://www.python.org/ftp/python/2.7.3/Python-2.7.3.tar.bz2</text:p>
      <text:p text:style-name="Standard"/>
      <text:p text:style-name="Standard">Please download this file into &lt;DOWNLOADDIR&gt; and untar it at this location.</text:p>
      <text:p text:style-name="Standard"/>
      <text:p text:style-name="P16">If you are building a 32-bit version of the ESMoL tool-chain on a 64-bit operating system, be sure to execute these commands. <text:s/>Otherwise, don't execute them:</text:p>
      <text:p text:style-name="P16"/>
      <text:p text:style-name="P2">$ export CFLAGS=”-m32”</text:p>
      <text:p text:style-name="P2">$ export CPPFLAGS=”-m32”</text:p>
      <text:p text:style-name="P2">$ export LD_FLAGS=”-m32”</text:p>
      <text:p text:style-name="Standard"/>
      <text:p text:style-name="Standard">Now, enter these commands to build python:</text:p>
      <text:p text:style-name="Standard"/>
      <text:p text:style-name="P2">$ cd &lt;DOWNLOADDIR&gt;/Python-2.7.3</text:p>
      <text:p text:style-name="P2">$ ./configure --prefix=&lt;PYTHONDIR&gt; --enable-shared --enable-unicode=ucs4</text:p>
      <text:p text:style-name="Standard"><text:span text:style-name="T1">$ make</text:span></text:p>
      <text:p text:style-name="Standard"><text:span text:style-name="T1">$ [sudo -E] make install</text:span></text:p>
      <text:p text:style-name="Standard"><text:span text:style-name="T1"/></text:p>
      <text:list xml:id="list1760816040" text:style-name="L2">
        <text:list-item>
          <text:p text:style-name="P36">The “sudo -E” is optional and should only be used if you are able to use the “sudo” command.</text:p>
        </text:list-item>
      </text:list>
      <text:p text:style-name="Standard"><text:span text:style-name="T16"/></text:p>
      <text:p text:style-name="Standard"><text:span text:style-name="T16">It is important to make sure you can execute the python you just installed from a “bash” shell.</text:span></text:p>
      <text:p text:style-name="Standard">To do this, first make sure your LD_LIBRARY_PATH variable is set appropriately by entering the following command.</text:p>
      <text:p text:style-name="Standard"/>
      <text:p text:style-name="Standard"><text:span text:style-name="T1">$ export LD_LIBRARY_PATH=”$LD_LIBRARY_PATH:&lt;PYTHONDIR&gt;/lib”</text:span></text:p>
      <text:p text:style-name="Standard"><text:soft-page-break/></text:p>
      <text:p text:style-name="P16">PLEASE ADD THIS COMMAND TO THE END OF THE /etc/profile FILE OR THE END OF YOUR &lt;HOME&gt;/.bashrc FILE SO THAT IT IS IN EFFECT EVERY TIME YOU LOG IN.</text:p>
      <text:p text:style-name="P16"/>
      <text:p text:style-name="Standard">Now, at a command-prompt, enter the following command:</text:p>
      <text:p text:style-name="Standard"/>
      <text:p text:style-name="P2">$ &lt;PYTHONDIR&gt;/bin/python</text:p>
      <text:p text:style-name="Standard"/>
      <text:p text:style-name="Standard">You should see the following output:</text:p>
      <text:p text:style-name="Standard"/>
      <text:p text:style-name="P2">Python 2.7.3 (default, Sep 20 2012, 12:10:39) </text:p>
      <text:p text:style-name="P2">[GCC 4.1.2 20080704 (Red Hat 4.1.2-52)] on linux2</text:p>
      <text:p text:style-name="P2">Type "help", "copyright", "credits" or "license" for more information.</text:p>
      <text:p text:style-name="P2">&gt;&gt;&gt; </text:p>
      <text:p text:style-name="Standard"/>
      <text:p text:style-name="Standard">If this is the case, your python installation is working. <text:s/>At the “<text:span text:style-name="T1">&gt;&gt;&gt;</text:span>” prompt enter:</text:p>
      <text:p text:style-name="Standard"/>
      <text:p text:style-name="P2">&gt;&gt;&gt; quit()</text:p>
      <text:p text:style-name="Standard"/>
      <text:p text:style-name="Standard">Python-2.7.3 is now installed and working.</text:p>
      <text:p text:style-name="Standard"/>
      <text:p text:style-name="Standard"/>
      <text:p text:style-name="Standard"/>
      <text:p text:style-name="P16">2. <text:span text:style-name="T19">Cheetah 2.4.4</text:span></text:p>
      <text:p text:style-name="Standard"/>
      <text:p text:style-name="Standard">Version 2.4.4 of Cheetah, a template system based on python, is needed for the ESMoL toolchain to generated code that implements MatLab simulink models.</text:p>
      <text:p text:style-name="Standard"/>
      <text:p text:style-name="Standard"><text:tab/>At the time of the writing of this document, Cheetah-2.4.4.tar.gz, a compressed tarball for version 2.4.4 of Cheetah, is available at:</text:p>
      <text:p text:style-name="Standard"/>
      <text:p text:style-name="P2">http://pypi.python.org/packages/source/C/Cheetah/Cheetah-2.4.4.tar.gz</text:p>
      <text:p text:style-name="Standard"/>
      <text:p text:style-name="Standard">Please download this file into &lt;DOWNLOADDIR&gt; and untar it at this location.</text:p>
      <text:p text:style-name="Standard"/>
      <text:p text:style-name="Standard">Now, enter these commands to build and install cheetah:</text:p>
      <text:p text:style-name="Standard"/>
      <text:p text:style-name="P2">$ cd &lt;DOWNLOADDIR&gt;/Cheetah-2.4.4</text:p>
      <text:p text:style-name="P2">$ [sudo -E LD_LIBRARY_PATH=$LD_LIBRARY_PATH] &lt;PYTHONDIR&gt;/bin/python setup.py install</text:p>
      <text:p text:style-name="Standard"><text:span text:style-name="T1"/></text:p>
      <text:list xml:id="list1464574858" text:continue-numbering="true" text:style-name="L2">
        <text:list-item>
          <text:p text:style-name="P36">The “sudo -<text:span text:style-name="T2">E LD_LIBRARY_PATH=$LD_LIBRARY_PATH” sh</text:span>ould only be used if you are able to use the “sudo” command.</text:p>
        </text:list-item>
        <text:list-item>
          <text:p text:style-name="P36">It is important that you have set the LD_LIBRARY_PATH environment variable as specified in the installation instructions for python.</text:p>
        </text:list-item>
      </text:list>
      <text:p text:style-name="P35"/>
      <text:p text:style-name="P35"/>
      <text:p text:style-name="P35"/>
      <text:p text:style-name="Standard"><text:soft-page-break/><text:span text:style-name="T16">3. </text:span>Boost 1.40.0</text:p>
      <text:p text:style-name="Standard"/>
      <text:p text:style-name="Standard">Version 1.40.0 of the boost libraries is needed for the ESMoL tool-chain to interact with MatLab. <text:s/>At the time this document is written, we are using version R2011a, which uses libraries from boost version 1.40.0.</text:p>
      <text:p text:style-name="Standard"/>
      <text:p text:style-name="Standard">If <text:s/>you are using a later version of MATLAB, be sure to see what version of boost it is using, and install this version instead. <text:s/>To see what version of boost MATLAB is using execute the following command:</text:p>
      <text:p text:style-name="Standard"/>
      <text:p text:style-name="P2">$ ls &lt;MATLABDIR&gt;/bin/&lt;MATLAB_ARCH&gt;/libboost_date_time*</text:p>
      <text:p text:style-name="P2"/>
      <text:p text:style-name="Standard">The output of this command should look something like this:</text:p>
      <text:p text:style-name="Standard"/>
      <text:p text:style-name="P2">/usr/local/MATLAB/R2011a/bin/glnx86/libboost_date_time.so.1.40.0</text:p>
      <text:p text:style-name="Standard"/>
      <text:p text:style-name="Standard">The suffix of this file, in this case “1.40.0”, indicates that this version of MATLAB uses version 1.40.0 of the boost libraries. <text:s/>If this is a different version, e.g. 1.42.0, install this version of boost instead.</text:p>
      <text:p text:style-name="Standard"/>
      <text:p text:style-name="Standard">To install version 1.40.0 of boost, download the its archive file boost_1_40_0.tar.bz2 to the &lt;DOWNLOADDIR&gt; directory. <text:s/>As this document is written, this file is available at:</text:p>
      <text:p text:style-name="Standard"/>
      <text:p text:style-name="P3">http://sourceforge.net/projects/boost/files/boost/1.40.0/boost_1_40_0.tar.bz2/download</text:p>
      <text:p text:style-name="Standard"/>
      <text:p text:style-name="Standard">Once boost_1_40_0.tar.bz2 is downloaded, untar it in &lt;DOWNLOADDIR&gt;.</text:p>
      <text:p text:style-name="Standard"/>
      <text:p text:style-name="P16">If you are building a 32-bit version of the ESMoL tool-chain on a 64-bit operating system, be sure to execute these commands. <text:s/>Otherwise, don't execute them:</text:p>
      <text:p text:style-name="Standard"/>
      <text:p text:style-name="P2">$ export CFLAGS=”-m32”</text:p>
      <text:p text:style-name="P2">$ export CPPFLAGS=”-m32”</text:p>
      <text:p text:style-name="P2">$ export LD_FLAGS=”-m32”</text:p>
      <text:p text:style-name="Standard"/>
      <text:p text:style-name="Standard">Now, enter these commands to build and install boost version 1.40.0:</text:p>
      <text:p text:style-name="Standard"/>
      <text:p text:style-name="P2">$ cd &lt;DOWNLOADDIR&gt;/boost_1_40_0</text:p>
      <text:p text:style-name="P2">$ ./bootstrap.sh --prefix=&lt;BOOST_1_40_0_DIR&gt; --with-python=&lt;PYTHONDIR&gt;/bin/python</text:p>
      <text:p text:style-name="P2">$ ./bjam [address-model=32]</text:p>
      <text:p text:style-name="P2">$ [sudo -E] ./bjam [address-model=32] install</text:p>
      <text:p text:style-name="P2"/>
      <text:list xml:id="list1684101071" text:style-name="L3">
        <text:list-item>
          <text:p text:style-name="P37"><text:span text:style-name="T8">In the last two commands, “address-model=32” should only be included if you are building a 32-bit version of the ESMoL tool-chain on a 64-bit operating system.</text:span></text:p>
        </text:list-item>
        <text:list-item>
          <text:p text:style-name="P37"><text:span text:style-name="T2">“sudo -E” should only be used if you are able to use the “sudo” command.</text:span></text:p>
        </text:list-item>
      </text:list>
      <text:p text:style-name="P12"/>
      <text:p text:style-name="P12"/>
      <text:p text:style-name="Standard"><text:span text:style-name="T2">Once boost version 1.40.0 is installed, execute the following command:</text:span></text:p>
      <text:p text:style-name="P2"><text:span text:style-name="T2"/></text:p>
      <text:p text:style-name="P2">$ export LD_LIBRARY_PATH=”$LD_LIBRARY_PATH:&lt;BOOST_1_40_0_DIR&gt;/lib”</text:p>
      <text:p text:style-name="P2"><text:soft-page-break/><text:span text:style-name="T2"/></text:p>
      <text:p text:style-name="Standard"><text:span text:style-name="T16">PLEASE ADD THIS COMMAND TO THE END OF THE /etc/profile FILE OR THE END OF YOUR &lt;HOME&gt;/.bashrc FILE SO THAT IT IS IN EFFECT EVERY TIME YOU LOG IN.</text:span></text:p>
      <text:p text:style-name="P2"><text:span text:style-name="T2"/></text:p>
      <text:p text:style-name="P2"><text:span text:style-name="T2"/></text:p>
      <text:p text:style-name="Standard"><text:span text:style-name="T1"/></text:p>
      <text:p text:style-name="P13">4. <text:span text:style-name="T19">Boost 1.47.0</text:span></text:p>
      <text:p text:style-name="Standard"/>
      <text:p text:style-name="Standard">Version 1.47.0 of the boost libraries is needed for all parts of the ESMoL tool-chain that do not interact with MatLab. <text:s/>Actually, the toolchain works with boost from version 1.47.0 up to 1.50.0. <text:s/>You could install and use any of these versions.</text:p>
      <text:p text:style-name="Standard"/>
      <text:p text:style-name="Standard">To install version 1.47.0 of boost, download the its archive file boost_1_47_0.tar.bz2 to the &lt;DOWNLOADDIR&gt; directory. <text:s/>As this document is written, this file is available at:</text:p>
      <text:p text:style-name="Standard"/>
      <text:p text:style-name="P3">http://sourceforge.net/projects/boost/files/boost/1.47.0/boost_1_47_0.tar.bz2/download</text:p>
      <text:p text:style-name="Standard"/>
      <text:p text:style-name="Standard">Once boost_1_47_0.tar.bz2 is downloaded, untar it in &lt;DOWNLOADDIR&gt;.</text:p>
      <text:p text:style-name="Standard"/>
      <text:p text:style-name="P16">If you are building a 32-bit version of the ESMoL tool-chain on a 64-bit operating system, be sure to execute these commands. <text:s/>Otherwise, don't execute them:</text:p>
      <text:p text:style-name="Standard"/>
      <text:p text:style-name="P2">$ export CFLAGS=”-m32”</text:p>
      <text:p text:style-name="P2">$ export CPPFLAGS=”-m32”</text:p>
      <text:p text:style-name="P2">$ export LD_FLAGS=”-m32”</text:p>
      <text:p text:style-name="Standard"/>
      <text:p text:style-name="Standard">Now, enter these commands to build and install boost version 1.47.0:</text:p>
      <text:p text:style-name="Standard"/>
      <text:p text:style-name="P2">$ cd &lt;DOWNLOADDIR&gt;/boost_1_40_0</text:p>
      <text:p text:style-name="P2">$ ./bootstrap.sh --prefix=&lt;BOOSTDIR&gt; --with-python=&lt;PYTHONDIR&gt;/bin/python</text:p>
      <text:p text:style-name="P2">$ ./b2 [address-model=32]</text:p>
      <text:p text:style-name="P2">$ [sudo -E] ./b2 [address-model=32] install</text:p>
      <text:p text:style-name="P2"/>
      <text:list xml:id="list2115545494" text:continue-numbering="true" text:style-name="L3">
        <text:list-item>
          <text:p text:style-name="P37"><text:span text:style-name="T8">In the last two commands, “address-model=32” should only be included if you are building a 32-bit version of the ESMoL tool-chain on a 64-bit operating system.</text:span></text:p>
        </text:list-item>
        <text:list-item>
          <text:p text:style-name="P37"><text:span text:style-name="T2">“sudo -E” should only be used if you are able to use the “sudo” command.</text:span></text:p>
        </text:list-item>
      </text:list>
      <text:p text:style-name="P12"/>
      <text:p text:style-name="Standard"><text:span text:style-name="T2">Once boost version 1.47.0 is installed, execute the following command:</text:span></text:p>
      <text:p text:style-name="P2"><text:span text:style-name="T2"/></text:p>
      <text:p text:style-name="P2">$ export LD_LIBRARY_PATH=”$LD_LIBRARY_PATH:&lt;BOOSTDIR&gt;/lib”</text:p>
      <text:p text:style-name="P2"><text:span text:style-name="T2"/></text:p>
      <text:p text:style-name="Standard"><text:span text:style-name="T16">PLEASE ADD THIS COMMAND TO THE END OF THE /etc/profile FILE OR THE END OF YOUR &lt;HOME&gt;/.bashrc FILE SO THAT IT IS IN EFFECT EVERY TIME YOU LOG IN.</text:span></text:p>
      <text:p text:style-name="P2"><text:span text:style-name="T2"/></text:p>
      <text:p text:style-name="P2"><text:span text:style-name="T2"/></text:p>
      <text:p text:style-name="P2"><text:span text:style-name="T2"/></text:p>
      <text:p text:style-name="P10"><text:span text:style-name="T2"/></text:p>
      <text:p text:style-name="P33"><text:span text:style-name="T2">5. </text:span><text:span text:style-name="T7">ANTLR 3.2</text:span></text:p>
      <text:p text:style-name="P12"/>
      <text:p text:style-name="Standard"><text:span text:style-name="T2"><text:tab/>To install version 3.2 of the ANTLR parser generator C library, download the its archive file<text:line-break/>libantlr3c-3.2.tar.gz to the &lt;DOWNLOADDIR&gt; directory. <text:s/>As this document is wr</text:span>itten, this file is available at:</text:p>
      <text:p text:style-name="Standard"/>
      <text:p text:style-name="P2">http://www.antlr.org/download/C/libantlr3c-3.2.tar.gz</text:p>
      <text:p text:style-name="P3"/>
      <text:p text:style-name="Standard">Please download this file into &lt;DOWNLOADDIR&gt; and untar it at this location.</text:p>
      <text:p text:style-name="Standard"/>
      <text:p text:style-name="Standard">I<text:span text:style-name="T16">f you are building a 32-bit version of the ESMoL tool-chain on a 64-bit operating system, be sure to execute these commands. <text:s/>Otherwise, don't execute them:</text:span></text:p>
      <text:p text:style-name="Standard"/>
      <text:p text:style-name="P2">$ export CFLAGS=”-m32”</text:p>
      <text:p text:style-name="P2">$ export CPPFLAGS=”-m32”</text:p>
      <text:p text:style-name="P2">$ export LD_FLAGS=”-m32”</text:p>
      <text:p text:style-name="Standard"/>
      <text:p text:style-name="Standard">Now, enter these commands to build boost version 1.47.0:</text:p>
      <text:p text:style-name="Standard"/>
      <text:p text:style-name="P2">$ cd &lt;DOWNLOADDIR&gt;/libantlr3c-3.2</text:p>
      <text:p text:style-name="P2">$ ./configure --prefix=&lt;ANTLRDIR&gt; [--enable-64bit]</text:p>
      <text:p text:style-name="P2">$ make</text:p>
      <text:p text:style-name="P2">$ [sudo -E] make install</text:p>
      <text:p text:style-name="P2"/>
      <text:list xml:id="list801585327" text:continue-numbering="true" text:style-name="L3">
        <text:list-item>
          <text:p text:style-name="P38"><text:span text:style-name="T2">In the second command, “--enable-64bit” should only be included if you are building a 64-bit version of the ESMoL tool-chain on a 64-bit operating system.</text:span></text:p>
        </text:list-item>
        <text:list-item>
          <text:p text:style-name="P37"><text:span text:style-name="T2">“sudo -E” should only be used if you are able to use the “sudo” command.</text:span></text:p>
        </text:list-item>
      </text:list>
      <text:p text:style-name="P12"/>
      <text:p text:style-name="P12"/>
      <text:p text:style-name="P12">Once ANTLR version 3.2 is installed, execute the following command:</text:p>
      <text:p text:style-name="P12"/>
      <text:p text:style-name="P2">$ export LD_LIBRARY_PATH=”$LD_LIBRARY_PATH:&lt;ANTLRDIR&gt;/lib”</text:p>
      <text:p text:style-name="P2"><text:span text:style-name="T2"/></text:p>
      <text:p text:style-name="Standard"><text:span text:style-name="T8"/></text:p>
      <text:p text:style-name="P13">Downloading the ANTLR 3.2 jar-file</text:p>
      <text:p text:style-name="P2"><text:span text:style-name="T2"/></text:p>
      <text:p text:style-name="P2"><text:span text:style-name="T2"><text:tab/>In addition to the ANTLR 3.2 “C” library, the ANTLR 3.2 jar file must be downloaded and installed on your system. <text:s/>As this document is written, this jar file is available at:</text:span></text:p>
      <text:p text:style-name="P2"><text:span text:style-name="T2"/></text:p>
      <text:p text:style-name="P2">http://www.antlr.org/download/antlr-3.2.jar</text:p>
      <text:p text:style-name="P3"/>
      <text:p text:style-name="P2"><text:span text:style-name="T2">Please download this file into &lt;DOWNLOADDIR&gt;, and then execute the following command to install it:</text:span></text:p>
      <text:p text:style-name="P2"><text:span text:style-name="T2"/></text:p>
      <text:p text:style-name="P2">$ [sudo -E] cp antlr-3.2.jar &lt;ANTLRDIR&gt;</text:p>
      <text:p text:style-name="P2"><text:span text:style-name="T2"/></text:p>
      <text:list xml:id="list1186494893" text:continue-numbering="true" text:style-name="L3">
        <text:list-item>
          <text:p text:style-name="P37"><text:span text:style-name="T2">“sudo -E” should only be used if you are able to use the “sudo” command.</text:span></text:p>
        </text:list-item>
      </text:list>
      <text:p text:style-name="P12"><text:span text:style-name="T2"/></text:p>
      <text:p text:style-name="P12"><text:span text:style-name="T2"/></text:p>
      <text:p text:style-name="P2"><text:soft-page-break/><text:span text:style-name="T2">Once the ANTLR 3.2 jar file is installed, execute the following command:</text:span></text:p>
      <text:p text:style-name="P2"><text:span text:style-name="T2"/></text:p>
      <text:p text:style-name="P2">$ export CLASSPATH=”$CLASSPATH:&lt;ANTLRDIR&gt;/antlr-3.2.jar”</text:p>
      <text:p text:style-name="P2"><text:span text:style-name="T2"/></text:p>
      <text:p text:style-name="Standard"><text:span text:style-name="T16">PLEASE ADD THIS COMMAND TO THE END OF THE /etc/profile FILE OR THE END OF YOUR &lt;HOME&gt;/.bashrc FILE SO THAT IT IS IN EFFECT EVERY TIME YOU LOG IN.</text:span></text:p>
      <text:p text:style-name="P2"><text:span text:style-name="T2"/></text:p>
      <text:p text:style-name="P2"><text:span text:style-name="T2"/></text:p>
      <text:p text:style-name="P2"><text:bookmark-start text:name="DDE_LINK"/><text:span text:style-name="T2"/></text:p>
      <text:p text:style-name="P10"><text:span text:style-name="T2">6. </text:span><text:span text:style-name="T7">eclipse-cdt 3.6 (Helios)</text:span></text:p>
      <text:p text:style-name="P12"/>
      <text:p text:style-name="P2"><text:span text:style-name="T2"><text:tab/>To install version 3.6 of the eclipse IDE, download one the the following archive files<text:line-break/>to the &lt;DOWNLOADDIR&gt; directory. <text:s/>Download the former if you are on a 32-bit Linux system, and the latter if you are on a 64-bit Linux system:</text:span></text:p>
      <text:p text:style-name="P2"><text:span text:style-name="T2"/></text:p>
      <text:p text:style-name="P2">eclipse-cpp-helios-SR2-linux-gtk.tar.gz</text:p>
      <text:p text:style-name="P2">eclipse-cpp-helios-SR2-linux-gtk-x86_64.tar.gz</text:p>
      <text:p text:style-name="P2"><text:span text:style-name="T2"/></text:p>
      <text:p text:style-name="P2"><text:span text:style-name="T2">As this document is written, these files are available at the following respective URL's.</text:span></text:p>
      <text:p text:style-name="P2"><text:bookmark-end text:name="DDE_LINK"/><text:span text:style-name="T2"/></text:p>
      <text:p text:style-name="P2">http://www.gtlib.gatech.edu/pub/eclipse/technology/epp/downloads/release/helios/SR2/eclipse-cpp-helios-SR2-linux-gtk.tar.gz</text:p>
      <text:p text:style-name="P2"><text:span text:style-name="T2"/></text:p>
      <text:p text:style-name="P2">http://www.gtlib.gatech.edu/pub/eclipse/technology/epp/downloads/release/helios/SR2/eclipse-cpp-helios-SR2-linux-gtk.tar.gz</text:p>
      <text:p text:style-name="P2"><text:span text:style-name="T2"/></text:p>
      <text:p text:style-name="P2"><text:span text:style-name="T2">You can either use one of the URL's directly, or use a web-browser to go to “www.eclipse.org” to download the “Helios” version of “Eclipse IDE for C/C++ Developers”. <text:s/></text:span></text:p>
      <text:p text:style-name="P2"><text:span text:style-name="T2"/></text:p>
      <text:p text:style-name="P2"><text:span text:style-name="T2">Please download the appropriate file into &lt;DOWNLOADDIR&gt;.</text:span></text:p>
      <text:p text:style-name="P2"><text:span text:style-name="T2"/></text:p>
      <text:p text:style-name="P2"><text:span text:style-name="T2">To install the eclipse IDE, execute the following command:</text:span></text:p>
      <text:p text:style-name="P2"><text:span text:style-name="T2"/></text:p>
      <text:p text:style-name="P2">$ [sudo -E] tar xf &lt;FILE&gt; --directory &lt;INSTALLDIR&gt;</text:p>
      <text:p text:style-name="P2"/>
      <text:list xml:id="list777088632" text:continue-numbering="true" text:style-name="L3">
        <text:list-item>
          <text:p text:style-name="P37"><text:span text:style-name="T2">“sudo -E” should only be used if you are able to use the “sudo” command.</text:span></text:p>
        </text:list-item>
        <text:list-item>
          <text:p text:style-name="P37"><text:span text:style-name="T2">&lt;FILE&gt; is the eclipse archive file you downloaded.</text:span></text:p>
        </text:list-item>
      </text:list>
      <text:p text:style-name="P40"><text:span text:style-name="T2"/></text:p>
      <text:p text:style-name="P40"><text:span text:style-name="T2"/></text:p>
      <text:p text:style-name="P2"><text:span text:style-name="T2">Once eclipse is installed, execute the following command:</text:span></text:p>
      <text:p text:style-name="P2"><text:span text:style-name="T2"/></text:p>
      <text:p text:style-name="P2">$ export PATH=”&lt;INSTALLDIR&gt;/eclipse:$PATH”</text:p>
      <text:p text:style-name="P2"><text:span text:style-name="T2"/></text:p>
      <text:p text:style-name="Standard"><text:span text:style-name="T16">PLEASE ADD THIS COMMAND TO THE END OF THE /etc/profile FILE OR THE END OF YOUR &lt;HOME&gt;/.bashrc FILE SO THAT IT IS IN EFFECT EVERY TIME YOU LOG IN.</text:span></text:p>
      <text:p text:style-name="P2"><text:span text:style-name="T2"/></text:p>
      <text:p text:style-name="P2"><text:span text:style-name="T2"/></text:p>
      <text:p text:style-name="P31"><text:span text:style-name="T8">7. </text:span>MatLab</text:p>
      <text:p text:style-name="P12"/>
      <text:p text:style-name="P2"><text:span text:style-name="T2"><text:tab/>Versions of MATLAB known to work with the ESMoL tool-chain are 2010b and 2011a. <text:s/>Later versions have not been tested.</text:span></text:p>
      <text:p text:style-name="P2"><text:span text:style-name="T2"><text:tab/>To install MatLab, you'll need to acquire an installation CD or iso image of this CD, and a means of activating MatLab once it is installed. <text:s/>The latter is beyond the scope of this document.</text:span></text:p>
      <text:p text:style-name="P2"><text:span text:style-name="T2"><text:tab/>Once you have the installation CD or an iso image thereof, enter the following commands:</text:span></text:p>
      <text:p text:style-name="P2"><text:span text:style-name="T2"/></text:p>
      <text:p text:style-name="P2">$ export MATLAB_ARCH=”&lt;MATLAB_ARCH&gt;”</text:p>
      <text:p text:style-name="P2">$ [sudo -E bash] &lt;MATLABINSTALLDIR&gt;/install</text:p>
      <text:p text:style-name="P2"/>
      <text:list xml:id="list1511116177" text:continue-numbering="true" text:style-name="L3">
        <text:list-item>
          <text:p text:style-name="P39"><text:span text:style-name="T2">The value of &lt;MATLAB_ARCH&gt; is very important. <text:s/>In particular, if you are going to run a 32-bit version of the ESMoL tool-chain on a 64-bit Linux system, &lt;MATLAB_ARCH&gt; must be “glnx86”.</text:span></text:p>
        </text:list-item>
        <text:list-item>
          <text:p text:style-name="P39"><text:span text:style-name="T2">&lt;MATLABINSTALLDIR&gt; is the directory under which the installation CD or image is mounted.</text:span></text:p>
        </text:list-item>
        <text:list-item>
          <text:p text:style-name="P37"><text:span text:style-name="T2">“sudo -E” should only be used if you are able to use the “sudo” command.</text:span></text:p>
          <text:p text:style-name="P41"><text:span text:style-name="T2"/></text:p>
        </text:list-item>
      </text:list>
      <text:p text:style-name="P40"><text:span text:style-name="T2"/></text:p>
      <text:p text:style-name="P42"><text:span text:style-name="T2"/></text:p>
      <text:p text:style-name="P2"><text:span text:style-name="T2"/></text:p>
      <text:p text:style-name="P32"><text:span text:style-name="T2">Installation of the ESMoL SVN repository</text:span></text:p>
      <text:p text:style-name="P4"><text:span text:style-name="T2"/></text:p>
      <text:p text:style-name="P4"><text:span text:style-name="T2"><text:tab/>To build the ESMoL tool-chain, one must, of course, download its software. <text:s/>This sofware is stored in SVN repositories either natively or externally. <text:s/>The URL of the repository you download <text:s text:c="8"/>depends on your needs and access permissions.</text:span></text:p>
      <text:p text:style-name="P4"><text:span text:style-name="T2"/></text:p>
      <text:p text:style-name="P4"><text:span text:style-name="T2">For the NASA project, the ESMol software repository is available via svn at the following URL:</text:span></text:p>
      <text:p text:style-name="P4"><text:span text:style-name="T2"/></text:p>
      <text:p text:style-name="P4">https://svn.isis.vanderbilt.edu/NASA/HCDDES/dist</text:p>
      <text:p text:style-name="P4"><text:span text:style-name="T2"/></text:p>
      <text:p text:style-name="P4"><text:span text:style-name="T2">The repository can be also be downloaded by using a URL that ends at one of the ancestor folders of this URL up to and including “NASA”.</text:span></text:p>
      <text:p text:style-name="P4"><text:span text:style-name="T2"/></text:p>
      <text:p text:style-name="P4"><text:span text:style-name="T2">For the HCDDES project, the ESMOL software repository is available via svn at the following URL:</text:span></text:p>
      <text:p text:style-name="P4"><text:span text:style-name="T2"/></text:p>
      <text:p text:style-name="P4">https://svn.isis.vanderbilt.edu/HCDDES/trunk</text:p>
      <text:p text:style-name="P4"><text:span text:style-name="T2"/></text:p>
      <text:p text:style-name="P4"><text:span text:style-name="T2">To download the ESMoL software, execute the following commands:</text:span></text:p>
      <text:p text:style-name="P4"><text:span text:style-name="T2"/></text:p>
      <text:p text:style-name="P4">$ mkdir &lt;ESMOLDIR&gt;</text:p>
      <text:p text:style-name="P4">$ cd &lt;ESMOLDIR&gt;</text:p>
      <text:p text:style-name="P4">$ svn checkout --username &lt;USER&gt; &lt;ESMOLURL&gt; .</text:p>
      <text:p text:style-name="P11"><text:span text:style-name="T2"/></text:p>
      <text:list xml:id="list1640895692" text:continue-numbering="true" text:style-name="L3">
        <text:list-item>
          <text:p text:style-name="P37"><text:span text:style-name="T2">Here, &lt;USER&gt; is the username begin used to access the ESMoL repository, which is not necessaryily your user-id on the Linux system.</text:span></text:p>
        </text:list-item>
        <text:list-item>
          <text:p text:style-name="P37"><text:span text:style-name="T2">The dot at the end of the third command is important.</text:span></text:p>
        </text:list-item>
      </text:list>
      <text:p text:style-name="P35"><text:span text:style-name="T2"/></text:p>
      <text:p text:style-name="P35"><text:span text:style-name="T2">Enter your password for the repository if prompted.</text:span></text:p>
      <text:p text:style-name="P14"><text:span text:style-name="T2"/></text:p>
      <text:p text:style-name="P4"><text:span text:style-name="T2">Once the repository has been downloaded, enter this command:</text:span></text:p>
      <text:p text:style-name="P4"><text:span text:style-name="T2"/></text:p>
      <text:p text:style-name="P4">$ export VCP_PATH=”&lt;ESMOLDIR&gt;”</text:p>
      <text:p text:style-name="P4"><text:span text:style-name="T2"/></text:p>
      <text:p text:style-name="P4"><text:span text:style-name="T8">PLEASE ADD THIS COMMAND TO THE END OF THE /etc/profile FILE OR THE END OF YOUR &lt;HOME&gt;/.bashrc FILE SO THAT IT IS IN EFFECT EVERY TIME YOU LOG IN.</text:span></text:p>
      <text:p text:style-name="P4"><text:span text:style-name="T2"/></text:p>
      <text:p text:style-name="P4"><text:span text:style-name="T2">Now, enter these commands:</text:span></text:p>
      <text:p text:style-name="P4"><text:span text:style-name="T2"/></text:p>
      <text:p text:style-name="P4">$ cd &lt;ESMOLDIR&gt;</text:p>
      <text:p text:style-name="P4">$ bash src/scripts/unzip_linux.sh</text:p>
      <text:p text:style-name="P4"><text:span text:style-name="T2"/></text:p>
      <text:p text:style-name="P4"><text:span text:style-name="T2"/></text:p>
      <text:p text:style-name="P4"><text:span text:style-name="T2"/></text:p>
      <text:p text:style-name="P32"><text:span text:style-name="T2">Installation of UDM and Related Packages</text:span></text:p>
      <text:p text:style-name="P4"><text:span text:style-name="T2"/></text:p>
      <text:p text:style-name="P4"><text:span text:style-name="T2"><text:tab/>The ESMoL tool-chain also requires the installation of these ISIS-particular rpm packages:</text:span></text:p>
      <text:p text:style-name="P4"><text:span text:style-name="T2"/></text:p>
      <text:p text:style-name="P4"><text:span text:style-name="T2">udm</text:span></text:p>
      <text:p text:style-name="P4"><text:span text:style-name="T2">udm-devel</text:span></text:p>
      <text:p text:style-name="P4"><text:span text:style-name="T2">minizip</text:span></text:p>
      <text:p text:style-name="P4"><text:span text:style-name="T2">minizip-devel</text:span></text:p>
      <text:p text:style-name="P4"><text:span text:style-name="T2">minizip-libs</text:span></text:p>
      <text:p text:style-name="P4"><text:span text:style-name="T2">pccts</text:span></text:p>
      <text:p text:style-name="P4"><text:span text:style-name="T2"/></text:p>
      <text:p text:style-name="P4"><text:span text:style-name="T2">To install these packages, you will need to be able to use the “sudo” command. <text:s/>If you cannot use the “sudo” command, please have your system administrator follow these instructions.</text:span></text:p>
      <text:p text:style-name="P4"><text:span text:style-name="T2"/></text:p>
      <text:p text:style-name="P4"><text:span text:style-name="T2">To install the ISIS-particular rpm packages, enter the following commands:</text:span></text:p>
      <text:p text:style-name="P4"><text:span text:style-name="T2"/></text:p>
      <text:p text:style-name="P4">$ cd &lt;ESMOLDIR&gt;</text:p>
      <text:p text:style-name="P4">$ sudo -E bash src/scripts/add_isis_rpm_repo.sh</text:p>
      <text:p text:style-name="P4">$ sudo -E yum install udm udm-devel minizip minizip-devel minizip-libs pccts</text:p>
      <text:p text:style-name="P4"/>
      <text:p text:style-name="P4"><text:span text:style-name="T2"/></text:p>
      <text:p text:style-name="P32"><text:span text:style-name="T2">Important Environment Variable Settings</text:span></text:p>
      <text:p text:style-name="P4"><text:span text:style-name="T2"/></text:p>
      <text:p text:style-name="P4"><text:span text:style-name="T2"><text:tab/>In order to build/install the ESMoL tool-chain, the shell-environment in which you execute any of the programs that come with the ESMoL must have certain variables that are assigned particular values. <text:s/>As seen in the “3rd-Party Software Installation” section of this document, the way in which these environment variables must be defined is as follows:</text:span></text:p>
      <text:p text:style-name="P4"><text:span text:style-name="T2"/></text:p>
      <text:p text:style-name="P4">export VARIABLE_NAME=”VARIABLE_VALUE”</text:p>
      <text:p text:style-name="P4"><text:span text:style-name="T2"/></text:p>
      <text:p text:style-name="P4"><text:span text:style-name="T2">where VARIABLE_NAME is the name of the variable, and VARIABLE_VALUE is the value assigned to this variable. <text:s/>NOTE THERE IS NO SPACE ON EITHER SIDE OF THE EQUALS-SIGN “=”. <text:s/>Also it is good to enclose “VARIABLE_VALUE” in double-quotes, in case it contains any embedded spaces or special characters.</text:span></text:p>
      <text:p text:style-name="P4"><text:span text:style-name="T2"><text:tab/>These environment variable assignments should be placed at the end of either the /etc/profile file (you'll need root privileges to do this) or in your personal &lt;HOME&gt;/.bashrc file. <text:s/>This can be done using your favorite editor.</text:span></text:p>
      <text:p text:style-name="P4"><text:span text:style-name="T2"><text:tab/>The environment variables you'll need to define, and their associated values, are shown in the below table. <text:s/>NOTE: <text:s/>THERE ARE NO LINE-BREAKS IN ANY OF THE VARIABLE VALUES. <text:s/>ALL LINE BREAKS SHOWN ARE DUE TO THE WORD PROCESSOR BEING USED TO WRITE THIS DOCUMENT.</text:span></text:p>
      <text:p text:style-name="P14"/>
      <table:table table:name="Table2" table:style-name="Table2">
        <table:table-column table:style-name="Table2.A"/>
        <table:table-column table:style-name="Table2.B"/>
        <table:table-header-rows>
          <table:table-row>
            <table:table-cell table:style-name="Table2.A1" office:value-type="string">
              <text:p text:style-name="P50">VARIABLE NAME</text:p>
            </table:table-cell>
            <table:table-cell table:style-name="Table2.B1" office:value-type="string">
              <text:p text:style-name="P50">VARIABLE VALUE</text:p>
            </table:table-cell>
          </table:table-row>
        </table:table-header-rows>
        <table:table-row>
          <table:table-cell table:style-name="Table2.A2" office:value-type="string">
            <text:p text:style-name="P46">LD_LIBRARY_PATH</text:p>
          </table:table-cell>
          <table:table-cell table:style-name="Table2.B2" office:value-type="string">
            <text:p text:style-name="P46">&lt;ESMOLDIR&gt;/lib:&lt;PYTHONDIR&gt;/lib:&lt;BOOST_1_40_0_DIR&gt;/lib:&lt;BOOSTDIR&gt;/bin:&lt;ANTLR3DIR&gt;/lib:&lt;MATLABDIR&gt;/runtime/&lt;MATLAB_ARCH&gt;:$LD_LIBRARY_PATH</text:p>
          </table:table-cell>
        </table:table-row>
        <table:table-row>
          <table:table-cell table:style-name="Table2.A2" office:value-type="string">
            <text:p text:style-name="P46">JAVA_HOME</text:p>
          </table:table-cell>
          <table:table-cell table:style-name="Table2.B2" office:value-type="string">
            <text:p text:style-name="P46">/usr/lib/jvm/java-1.4.2-gcj-1.4.2.0</text:p>
          </table:table-cell>
        </table:table-row>
        <table:table-row>
          <table:table-cell table:style-name="Table2.A2" office:value-type="string">
            <text:p text:style-name="P46">JDK_HOME</text:p>
          </table:table-cell>
          <table:table-cell table:style-name="Table2.B2" office:value-type="string">
            <text:p text:style-name="P46">$JAVA_HOME</text:p>
          </table:table-cell>
        </table:table-row>
        <table:table-row>
          <table:table-cell table:style-name="Table2.A2" office:value-type="string">
            <text:p text:style-name="P46">MATLAB_ARCH</text:p>
          </table:table-cell>
          <table:table-cell table:style-name="Table2.B2" office:value-type="string">
            <text:p text:style-name="P48">&lt;MATLAB_ARCH&gt;</text:p>
          </table:table-cell>
        </table:table-row>
        <table:table-row>
          <table:table-cell table:style-name="Table2.A2" office:value-type="string">
            <text:p text:style-name="P46">PATH</text:p>
          </table:table-cell>
          <table:table-cell table:style-name="Table2.B2" office:value-type="string">
            <text:p text:style-name="P48">&lt;PYTHONDIR&gt;/bin:&lt;MATLABDIR&gt;/bin:&lt;ECLIPSEDIR&gt;:$PATH</text:p>
          </table:table-cell>
        </table:table-row>
        <table:table-row>
          <table:table-cell table:style-name="Table2.A2" office:value-type="string">
            <text:p text:style-name="P46">PYTHONHOME</text:p>
          </table:table-cell>
          <table:table-cell table:style-name="Table2.B2" office:value-type="string">
            <text:p text:style-name="P46">&lt;PYTHONDIR&gt;</text:p>
          </table:table-cell>
        </table:table-row>
        <table:table-row>
          <table:table-cell table:style-name="Table2.A2" office:value-type="string">
            <text:p text:style-name="P46">PYTHONPATH</text:p>
          </table:table-cell>
          <table:table-cell table:style-name="Table2.B2" office:value-type="string">
            <text:p text:style-name="P48">&lt;ESMOLDIR&gt;/generated/BlockTemplate/Python:&lt;ESMOLDIR&gt;/src/lib/BlockTemplate/Python:&lt;PYTHONDIR&gt;/lib/python2.7/site-packages</text:p>
          </table:table-cell>
        </table:table-row>
        <table:table-row>
          <table:table-cell table:style-name="Table2.A2" office:value-type="string">
            <text:p text:style-name="P46">VCP_PATH</text:p>
          </table:table-cell>
          <table:table-cell table:style-name="Table2.B2" office:value-type="string">
            <text:p text:style-name="P46">&lt;ESMOLDIR&gt;</text:p>
          </table:table-cell>
        </table:table-row>
      </table:table>
      <text:p text:style-name="P14"/>
      <text:p text:style-name="P14"/>
      <text:p text:style-name="P32"><text:span text:style-name="T2">Compiling the ESMoL Tool-Chain in Eclipse</text:span></text:p>
      <text:p text:style-name="P4"><text:span text:style-name="T2"/></text:p>
      <text:p text:style-name="P4"><text:span text:style-name="T2"><text:tab/>In Linux, the primary development platform for the ESMoL tool-chain is the Eclipse IDE, version 3.6 (Helios) or later. <text:s/>This section describes how to work with Eclipse to compile the tool-chain.</text:span></text:p>
      <text:p text:style-name="P4"><text:span text:style-name="T2"><text:tab/>To run eclipse, enter the following command:</text:span></text:p>
      <text:p text:style-name="P4"><text:span text:style-name="T2"/></text:p>
      <text:p text:style-name="P4">$ &lt;ECLIPSEDIR&gt;/eclipse</text:p>
      <text:p text:style-name="P4"><text:span text:style-name="T2"/></text:p>
      <text:p text:style-name="P4"><text:span text:style-name="T2">The first time you run eclipse, a “Workspace Launcher” window will appear:</text:span></text:p>
      <text:p text:style-name="P4"><text:span text:style-name="T2"/></text:p>
      <text:list xml:id="list287478301" text:style-name="L4">
        <text:list-item>
          <text:p text:style-name="P5"><text:span text:style-name="T2">For “Workspace:” enter “&lt;HOME&gt;/workspace” (the default).</text:span></text:p>
        </text:list-item>
        <text:list-item>
          <text:p text:style-name="P5"><text:span text:style-name="T2">Check the checkbox next to “Use this as the default and do not ask again”.</text:span></text:p>
        </text:list-item>
        <text:list-item>
          <text:p text:style-name="P5"><text:span text:style-name="T2">Press the “OK” button.</text:span></text:p>
        </text:list-item>
      </text:list>
      <text:p text:style-name="P4"><text:span text:style-name="T2"/></text:p>
      <text:p text:style-name="P4"><text:span text:style-name="T2">Also the first time you run eclipse, a “Welcome” screen will appear.</text:span></text:p>
      <text:p text:style-name="P4"><text:span text:style-name="T2"/></text:p>
      <text:list xml:id="list1518199083" text:continue-numbering="true" text:style-name="L4">
        <text:list-item>
          <text:p text:style-name="P5"><text:span text:style-name="T2">Click on “Workbench”.</text:span></text:p>
        </text:list-item>
      </text:list>
      <text:p text:style-name="P4"><text:span text:style-name="T2"/></text:p>
      <text:p text:style-name="P4"><text:span text:style-name="T2">The Workbench should contain four sub-windows, with the “Project Explorer” sub-window on the left. <text:s/>Also, it is a good idea to do the following:</text:span></text:p>
      <text:p text:style-name="P4"><text:span text:style-name="T2"/></text:p>
      <text:list xml:id="list692097505" text:style-name="L7">
        <text:list-item>
          <text:p text:style-name="P28"><text:span text:style-name="T9">Click on “Project” in the main menu-bar and uncheck the checkbox next to “Build Automatically”.</text:span></text:p>
        </text:list-item>
      </text:list>
      <text:p text:style-name="P4"><text:span text:style-name="T2"/></text:p>
      <text:p text:style-name="P4"><text:span text:style-name="T2"/></text:p>
      <text:p text:style-name="P4"><text:span text:style-name="T2"/></text:p>
      <text:p text:style-name="P9"><text:span text:style-name="T2">Setting the C/C++ build-environment variables</text:span></text:p>
      <text:p text:style-name="P4"><text:span text:style-name="T2"/></text:p>
      <text:p text:style-name="P4"><text:span text:style-name="T2">Several build-environment variables must be set for the ESMoL tool-chain to compile. <text:s/>To set these build-environment variables:</text:span></text:p>
      <text:p text:style-name="P4"><text:span text:style-name="T2"/></text:p>
      <text:list xml:id="list547943107" text:style-name="L5">
        <text:list-item>
          <text:p text:style-name="P26"><text:span text:style-name="T9">In the main menu-bar in the Workbench, click “Window-&gt;Preferences”.</text:span></text:p>
        </text:list-item>
        <text:list-item>
          <text:p text:style-name="P26"><text:span text:style-name="T9">In the resulting “Preferences” pop-up window, click on the triangle to the left of “C/C++”. <text:s/>A sub-menu will appear under “C/C++”.</text:span></text:p>
        </text:list-item>
        <text:list-item>
          <text:p text:style-name="P26"><text:span text:style-name="T9">In this sub-menu, click on the triangle ot the left of “Build.” <text:s/>A sub-sub-menu will appear under “Build”.</text:span></text:p>
        </text:list-item>
        <text:list-item>
          <text:p text:style-name="P26"><text:span text:style-name="T9">In the sub-sub-menu, select “Environment”. <text:s/>An “Environment” sub-window will appear to the right.</text:span></text:p>
        </text:list-item>
        <text:list-item>
          <text:p text:style-name="P26"><text:span text:style-name="T9">For each of the variables in the below table, do the following:</text:span></text:p>
          <text:list>
            <text:list-item>
              <text:p text:style-name="P26"><text:span text:style-name="T9">Click on the “Add...” button.</text:span></text:p>
            </text:list-item>
            <text:list-item>
              <text:p text:style-name="P26"><text:span text:style-name="T9">In the “Name:” textbox, enter the name of the variable.</text:span></text:p>
            </text:list-item>
            <text:list-item>
              <text:p text:style-name="P26"><text:span text:style-name="T9">In the “Value:” textbox, enter the value of the variable as specified in the table.</text:span></text:p>
            </text:list-item>
            <text:list-item>
              <text:p text:style-name="P26"><text:span text:style-name="T9">Click “OK”.</text:span></text:p>
            </text:list-item>
          </text:list>
        </text:list-item>
      </text:list>
      <text:p text:style-name="P25"><text:span text:style-name="T9"/></text:p>
      <text:p text:style-name="P25"><text:span text:style-name="T9"/></text:p>
      <text:p text:style-name="P34"><text:span text:style-name="T9">IMPORTANT: <text:s/>If any of the variables is already defined:</text:span></text:p>
      <text:p text:style-name="P25"><text:span text:style-name="T9"/></text:p>
      <text:list xml:id="list1760658530" text:style-name="L6">
        <text:list-item>
          <text:p text:style-name="P27"><text:span text:style-name="T9">Select the variable with your mouse.</text:span></text:p>
        </text:list-item>
        <text:list-item>
          <text:p text:style-name="P17"><text:span text:style-name="T10">Click the “Undefine” button.</text:span></text:p>
        </text:list-item>
        <text:list-item>
          <text:p text:style-name="P27"><text:span text:style-name="T9">Click the “Edit” button.</text:span></text:p>
        </text:list-item>
        <text:list-item>
          <text:p text:style-name="P27"><text:span text:style-name="T9">In the “Value:” textbox, enter the value of the variable as specified in the table.</text:span></text:p>
        </text:list-item>
        <text:list-item>
          <text:p text:style-name="P27"><text:span text:style-name="T9">Click “OK.</text:span></text:p>
        </text:list-item>
      </text:list>
      <text:p text:style-name="P25"><text:span text:style-name="T9"/></text:p>
      <table:table table:name="Table3" table:style-name="Table3">
        <table:table-column table:style-name="Table3.A"/>
        <table:table-column table:style-name="Table3.B"/>
        <table:table-header-rows>
          <table:table-row>
            <table:table-cell table:style-name="Table3.A1" office:value-type="string">
              <text:p text:style-name="Table_20_Heading">VARIABLE NAME</text:p>
            </table:table-cell>
            <table:table-cell table:style-name="Table3.B1" office:value-type="string">
              <text:p text:style-name="Table_20_Heading">VARIABLE VALUE</text:p>
            </table:table-cell>
          </table:table-row>
        </table:table-header-rows>
        <table:table-row>
          <table:table-cell table:style-name="Table3.A2" office:value-type="string">
            <text:p text:style-name="P43">ANTLR3_CLASSPATH</text:p>
          </table:table-cell>
          <table:table-cell table:style-name="Table3.B2" office:value-type="string">
            <text:p text:style-name="P43">&lt;ANTLR3DIR&gt;/antlr-3.2.jar</text:p>
          </table:table-cell>
        </table:table-row>
        <table:table-row>
          <table:table-cell table:style-name="Table3.A2" office:value-type="string">
            <text:p text:style-name="P43">ANTLR3_INCLUDE_PATH</text:p>
          </table:table-cell>
          <table:table-cell table:style-name="Table3.B2" office:value-type="string">
            <text:p text:style-name="P43">&lt;ANTLR3DIR&gt;/include</text:p>
          </table:table-cell>
        </table:table-row>
        <table:table-row>
          <table:table-cell table:style-name="Table3.A2" office:value-type="string">
            <text:p text:style-name="P43">ANTLR3_LIB_PATH</text:p>
          </table:table-cell>
          <table:table-cell table:style-name="Table3.B2" office:value-type="string">
            <text:p text:style-name="P43">&lt;ANTLR3DIR&gt;/lib</text:p>
          </table:table-cell>
        </table:table-row>
        <table:table-row>
          <table:table-cell table:style-name="Table3.A2" office:value-type="string">
            <text:p text:style-name="P43">BOOST_1_40_INCLUDE_PATH</text:p>
          </table:table-cell>
          <table:table-cell table:style-name="Table3.B2" office:value-type="string">
            <text:p text:style-name="P43">&lt;BOOST_1_40_0_DIR&gt;/include</text:p>
          </table:table-cell>
        </table:table-row>
        <table:table-row>
          <table:table-cell table:style-name="Table3.A2" office:value-type="string">
            <text:p text:style-name="P43">BOOST_1_40_LIB_PATH</text:p>
          </table:table-cell>
          <table:table-cell table:style-name="Table3.B2" office:value-type="string">
            <text:p text:style-name="P43">&lt;BOOST_1_40_0_DIR&gt;/lib</text:p>
          </table:table-cell>
        </table:table-row>
        <table:table-row>
          <table:table-cell table:style-name="Table3.A2" office:value-type="string">
            <text:p text:style-name="P43">BOOST_INCLUDE_PATH</text:p>
          </table:table-cell>
          <table:table-cell table:style-name="Table3.B2" office:value-type="string">
            <text:p text:style-name="P43">&lt;BOOSTDIR&gt;/include</text:p>
          </table:table-cell>
        </table:table-row>
        <table:table-row>
          <table:table-cell table:style-name="Table3.A2" office:value-type="string">
            <text:p text:style-name="P43">BOOST_LIB_PATH</text:p>
          </table:table-cell>
          <table:table-cell table:style-name="Table3.B2" office:value-type="string">
            <text:p text:style-name="P43">&lt;BOOSTDIR&gt;/lib</text:p>
          </table:table-cell>
        </table:table-row>
        <table:table-row>
          <table:table-cell table:style-name="Table3.A2" office:value-type="string">
            <text:p text:style-name="P43">MATLAB_ARCH</text:p>
          </table:table-cell>
          <table:table-cell table:style-name="Table3.B2" office:value-type="string">
            <text:p text:style-name="P43">&lt;MATLAB_ARCH&gt;</text:p>
          </table:table-cell>
        </table:table-row>
        <table:table-row>
          <table:table-cell table:style-name="Table3.A2" office:value-type="string">
            <text:p text:style-name="P43">MATLAB_PATH</text:p>
          </table:table-cell>
          <table:table-cell table:style-name="Table3.B2" office:value-type="string">
            <text:p text:style-name="P43">&lt;MATLABDIR&gt;</text:p>
          </table:table-cell>
        </table:table-row>
        <table:table-row>
          <table:table-cell table:style-name="Table3.A2" office:value-type="string">
            <text:p text:style-name="P43">PYTHON_INCLUDE_PATH</text:p>
          </table:table-cell>
          <table:table-cell table:style-name="Table3.B2" office:value-type="string">
            <text:p text:style-name="P43">&lt;PYTHONDIR&gt;/include/python2.7</text:p>
          </table:table-cell>
        </table:table-row>
        <table:table-row>
          <table:table-cell table:style-name="Table3.A2" office:value-type="string">
            <text:p text:style-name="P43">PYTHON_LIB_PATH</text:p>
          </table:table-cell>
          <table:table-cell table:style-name="Table3.B2" office:value-type="string">
            <text:p text:style-name="P43">&lt;PYTHONDIR&gt;/lib</text:p>
          </table:table-cell>
        </table:table-row>
        <table:table-row>
          <table:table-cell table:style-name="Table3.A2" office:value-type="string">
            <text:p text:style-name="P43">VCP_PATH</text:p>
          </table:table-cell>
          <table:table-cell table:style-name="Table3.B2" office:value-type="string">
            <text:p text:style-name="P43">&lt;ESMOLDIR&gt;</text:p>
          </table:table-cell>
        </table:table-row>
      </table:table>
      <text:p text:style-name="P25"><text:span text:style-name="T9"/></text:p>
      <text:p text:style-name="P25"><text:span text:style-name="T9">Once all of the variables are defined, click “OK” in the “Preferences” pop-up window.</text:span></text:p>
      <text:p text:style-name="P4"><text:span text:style-name="T2"/></text:p>
      <text:p text:style-name="P4"><text:span text:style-name="T2"/></text:p>
      <text:p text:style-name="P9"><text:span text:style-name="T2">Importing the ESMoL Tool-Chain Projects</text:span></text:p>
      <text:p text:style-name="P4"><text:span text:style-name="T2"/></text:p>
      <text:p text:style-name="P4"><text:span text:style-name="T2">In order to compile the ESMoL tool-chain in Eclipse, we must first import all of its constituent projects. <text:s/>To do this, for each of the projects in the below table, do the following:</text:span></text:p>
      <text:p text:style-name="P4"><text:span text:style-name="T2"/></text:p>
      <text:list xml:id="list394926212" text:continue-list="list1518199083" text:style-name="L4">
        <text:list-item>
          <text:p text:style-name="P5"><text:span text:style-name="T2">Select “File-&gt; Import...</text:span></text:p>
        </text:list-item>
        <text:list-item>
          <text:p text:style-name="P5"><text:span text:style-name="T2">In the resulting “Import” pop-up window, click on the triangle to the left of “General”. <text:s/>A sub-menu should appear under “General”.</text:span></text:p>
        </text:list-item>
        <text:list-item>
          <text:p text:style-name="P5"><text:span text:style-name="T2">Click on “Existing Projects into Workspace”.</text:span></text:p>
        </text:list-item>
        <text:list-item>
          <text:p text:style-name="P5"><text:span text:style-name="T2">Click the “Next &gt;” button. <text:s/>The “Import” window will change.</text:span></text:p>
        </text:list-item>
        <text:list-item>
          <text:p text:style-name="P5"><text:span text:style-name="T2">Click “Browse”.</text:span></text:p>
        </text:list-item>
        <text:list-item>
          <text:p text:style-name="P5"><text:span text:style-name="T2">In the resulting pop-up window, navigate to the project's directory from the below table. <text:s/>When you have done this, this directory's path will be displayed at the top of the window, with each part of the path displayed in a separate box.</text:span></text:p>
        </text:list-item>
        <text:list-item>
          <text:p text:style-name="P5"><text:span text:style-name="T2">Click “OK”. <text:s/>The pop-up window will close.</text:span></text:p>
        </text:list-item>
        <text:list-item>
          <text:p text:style-name="P5"><text:span text:style-name="T2">In the “Import” pop-up window:</text:span></text:p>
          <text:list>
            <text:list-item>
              <text:p text:style-name="P15"><text:span text:style-name="T12">The textbox next to “Select root directory” will contain the directory's path.</text:span></text:p>
            </text:list-item>
            <text:list-item>
              <text:p text:style-name="P15"><text:soft-page-break/><text:span text:style-name="T12">The “Projects” window will contain an entry with a checkbox next to it. <text:s/>Please leave this box checked.</text:span></text:p>
            </text:list-item>
          </text:list>
        </text:list-item>
        <text:list-item>
          <text:p text:style-name="P5"><text:span text:style-name="T2">Click “Finish”</text:span></text:p>
        </text:list-item>
      </text:list>
      <text:p text:style-name="P4"><text:span text:style-name="T2"/></text:p>
      <text:p text:style-name="P4"><text:span text:style-name="T2">The name of the project you just imported should appear the “Project Explorer” sub-window.</text:span></text:p>
      <text:p text:style-name="P4"><text:span text:style-name="T2"/></text:p>
      <text:p text:style-name="P4"><text:span text:style-name="T2"/></text:p>
      <table:table table:name="Table4" table:style-name="Table4">
        <table:table-column table:style-name="Table4.A" table:number-columns-repeated="2"/>
        <table:table-header-rows>
          <table:table-row>
            <table:table-cell table:style-name="Table4.A1" office:value-type="string">
              <text:p text:style-name="P50">Project Name</text:p>
            </table:table-cell>
            <table:table-cell table:style-name="Table4.B1" office:value-type="string">
              <text:p text:style-name="P50">Project Directory</text:p>
            </table:table-cell>
          </table:table-row>
        </table:table-header-rows>
        <table:table-row>
          <table:table-cell table:style-name="Table4.A2" office:value-type="string">
            <text:p text:style-name="P47">BExprMapTree</text:p>
          </table:table-cell>
          <table:table-cell table:style-name="Table4.B2" office:value-type="string">
            <text:p text:style-name="P47">&lt;ESMOLDIR&gt;/src/lib/BExprMapTree</text:p>
          </table:table-cell>
        </table:table-row>
        <table:table-row>
          <table:table-cell table:style-name="Table4.A2" office:value-type="string">
            <text:p text:style-name="P47">BlockTemplate</text:p>
          </table:table-cell>
          <table:table-cell table:style-name="Table4.B2" office:value-type="string">
            <text:p text:style-name="P47">&lt;ESMOLDIR&gt;/src/lib/BlockTemplate</text:p>
          </table:table-cell>
        </table:table-row>
        <table:table-row>
          <table:table-cell table:style-name="Table4.A2" office:value-type="string">
            <text:p text:style-name="P47">ctestgen</text:p>
          </table:table-cell>
          <table:table-cell table:style-name="Table4.B2" office:value-type="string">
            <text:p text:style-name="P47">&lt;ESMOLDIR&gt;/src/ctestgen</text:p>
          </table:table-cell>
        </table:table-row>
        <table:table-row>
          <table:table-cell table:style-name="Table4.A2" office:value-type="string">
            <text:p text:style-name="P47">ESMoLFlatten</text:p>
          </table:table-cell>
          <table:table-cell table:style-name="Table4.B2" office:value-type="string">
            <text:p text:style-name="P47">&lt;ESMOLDIR&gt;/src/ESMoLFlatten</text:p>
          </table:table-cell>
        </table:table-row>
        <table:table-row>
          <table:table-cell table:style-name="Table4.A2" office:value-type="string">
            <text:p text:style-name="P47">MDL2MGA</text:p>
          </table:table-cell>
          <table:table-cell table:style-name="Table4.B2" office:value-type="string">
            <text:p text:style-name="P47">&lt;ESMOLDIR&gt;/src/MDL2MGA</text:p>
          </table:table-cell>
        </table:table-row>
        <table:table-row>
          <table:table-cell table:style-name="Table4.A2" office:value-type="string">
            <text:p text:style-name="P47">mfile2SFC</text:p>
          </table:table-cell>
          <table:table-cell table:style-name="Table4.B2" office:value-type="string">
            <text:p text:style-name="P47">&lt;ESMOLDIR&gt;/src/lib/mfile2SFC</text:p>
          </table:table-cell>
        </table:table-row>
        <table:table-row>
          <table:table-cell table:style-name="Table4.A2" office:value-type="string">
            <text:p text:style-name="P47">mfile2SFCtest</text:p>
          </table:table-cell>
          <table:table-cell table:style-name="Table4.B2" office:value-type="string">
            <text:p text:style-name="P47">&lt;ESMOLDIR&gt;/src/mfile2SFCtest</text:p>
          </table:table-cell>
        </table:table-row>
        <table:table-row>
          <table:table-cell table:style-name="Table4.A2" office:value-type="string">
            <text:p text:style-name="P47">RTTGenerator</text:p>
          </table:table-cell>
          <table:table-cell table:style-name="Table4.B2" office:value-type="string">
            <text:p text:style-name="P47">&lt;ESMOLDIR&gt;/GReAT/src</text:p>
          </table:table-cell>
        </table:table-row>
        <table:table-row>
          <table:table-cell table:style-name="Table4.A2" office:value-type="string">
            <text:p text:style-name="P47">SF_CodeGen</text:p>
          </table:table-cell>
          <table:table-cell table:style-name="Table4.B2" office:value-type="string">
            <text:p text:style-name="P47">&lt;ESMOLDIR&gt;/src/SF_CodeGen/src</text:p>
          </table:table-cell>
        </table:table-row>
        <table:table-row>
          <table:table-cell table:style-name="Table4.A2" office:value-type="string">
            <text:p text:style-name="P47">SFCPrint</text:p>
          </table:table-cell>
          <table:table-cell table:style-name="Table4.B2" office:value-type="string">
            <text:p text:style-name="P47">&lt;ESMOLDIR&gt;/src/lib/SFCPrint</text:p>
          </table:table-cell>
        </table:table-row>
        <table:table-row>
          <table:table-cell table:style-name="Table4.A2" office:value-type="string">
            <text:p text:style-name="P47">SFCPrinter</text:p>
          </table:table-cell>
          <table:table-cell table:style-name="Table4.B2" office:value-type="string">
            <text:p text:style-name="P47">&lt;ESMOLDIR&gt;/src/SFCPrinter</text:p>
          </table:table-cell>
        </table:table-row>
        <table:table-row>
          <table:table-cell table:style-name="Table4.A2" office:value-type="string">
            <text:p text:style-name="P47">SFCUdmEngine</text:p>
          </table:table-cell>
          <table:table-cell table:style-name="Table4.B2" office:value-type="string">
            <text:p text:style-name="P47">&lt;ESMOLDIR&gt;/src/lib/SFCUdmEngine</text:p>
          </table:table-cell>
        </table:table-row>
        <table:table-row>
          <table:table-cell table:style-name="Table4.A2" office:value-type="string">
            <text:p text:style-name="P47">SL_CodeGen</text:p>
          </table:table-cell>
          <table:table-cell table:style-name="Table4.B2" office:value-type="string">
            <text:p text:style-name="P47">&lt;ESMOLDIR&gt;/src/SL_CodeGen/src</text:p>
          </table:table-cell>
        </table:table-row>
        <table:table-row>
          <table:table-cell table:style-name="Table4.A2" office:value-type="string">
            <text:p text:style-name="P47">TestOutputTranslator</text:p>
          </table:table-cell>
          <table:table-cell table:style-name="Table4.B2" office:value-type="string">
            <text:p text:style-name="P47">&lt;ESMOLDIR&gt;/src/TestOutputTranslator</text:p>
          </table:table-cell>
        </table:table-row>
        <table:table-row>
          <table:table-cell table:style-name="Table4.A2" office:value-type="string">
            <text:p text:style-name="P47">TransRoot</text:p>
          </table:table-cell>
          <table:table-cell table:style-name="Table4.B2" office:value-type="string">
            <text:p text:style-name="P47">&lt;ESMOLDIR&gt;/src/TransRoot</text:p>
          </table:table-cell>
        </table:table-row>
        <table:table-row>
          <table:table-cell table:style-name="Table4.A2" office:value-type="string">
            <text:p text:style-name="P47">UdmBuilder</text:p>
          </table:table-cell>
          <table:table-cell table:style-name="Table4.B2" office:value-type="string">
            <text:p text:style-name="P47">&lt;ESMOLDIR&gt;/src/lib/UdmBuilder</text:p>
          </table:table-cell>
        </table:table-row>
        <table:table-row>
          <table:table-cell table:style-name="Table4.A2" office:value-type="string">
            <text:p text:style-name="P47">UdmEngine</text:p>
          </table:table-cell>
          <table:table-cell table:style-name="Table4.B2" office:value-type="string">
            <text:p text:style-name="P47">&lt;ESMOLDIR&gt;/src/lib/UdmEngine</text:p>
          </table:table-cell>
        </table:table-row>
      </table:table>
      <text:p text:style-name="P4"><text:span text:style-name="T2"/></text:p>
      <text:p text:style-name="P4"><text:span text:style-name="T2"/></text:p>
      <text:p text:style-name="P9"><text:span text:style-name="T2">For building a 32-bit ESMoL Tool-Chain on a 64-bit Linux system</text:span></text:p>
      <text:p text:style-name="P4"><text:span text:style-name="T2"/></text:p>
      <text:p text:style-name="P4"><text:span text:style-name="T2"><text:tab/>If you are building a 32-bit version of the ESMoL tool-chain on a 64-bit Linux system, you must to the following </text:span><text:span text:style-name="T8">for every project in Eclipse</text:span><text:span text:style-name="T2">:</text:span></text:p>
      <text:p text:style-name="P4"><text:span text:style-name="T2"/></text:p>
      <text:list xml:id="list132618292" text:style-name="L8">
        <text:list-item>
          <text:p text:style-name="P6"><text:span text:style-name="T2">Right click on the project name in the “Project Explorer”.</text:span></text:p>
        </text:list-item>
        <text:list-item>
          <text:p text:style-name="P6"><text:span text:style-name="T2">In the resulting pop-up menu, select “Properties”.</text:span></text:p>
        </text:list-item>
        <text:list-item>
          <text:p text:style-name="P6"><text:span text:style-name="T2">In the resulting “Properties” pop-up window, click on the triangle to the left of “C/C++ Build”. <text:s/>A sub-menu will appear under “C/C++ Build”.</text:span></text:p>
        </text:list-item>
        <text:list-item>
          <text:p text:style-name="P6"><text:span text:style-name="T2">In this sub-menu, click “Settings”. On the right of the “Properties” pop-up window will appear a “Settings” sub-window.</text:span></text:p>
        </text:list-item>
        <text:list-item>
          <text:p text:style-name="P8"><text:span text:style-name="T2">In the “Settings” sub-window, click on the selection box to the right of “Configuration:” and select “[ All configurations ]”.<text:line-break/></text:span></text:p>
        </text:list-item>
        <text:list-item>
          <text:p text:style-name="P6"><text:soft-page-break/><text:span text:style-name="T2">Click on the triangle to the right of “GCC C++ Compiler”. <text:s/>A sub-menu will appear under “GCC C++ Compiler”.</text:span></text:p>
        </text:list-item>
        <text:list-item>
          <text:p text:style-name="P6"><text:span text:style-name="T2">In this sub-menu, click on “Miscellaneous”</text:span></text:p>
        </text:list-item>
        <text:list-item>
          <text:p text:style-name="P6"><text:span text:style-name="T2">In the “Other flags” textfield, append “-m32”. <text:s/>“-m32” must be separated from adjacent text by one or more spaces.</text:span></text:p>
        </text:list-item>
        <text:list-item>
          <text:p text:style-name="P6"><text:span text:style-name="T2">Click on the triangle to the right of “GCC C Compiler”. <text:s/>A sub-menu will appear under “GCC C Compiler”.</text:span></text:p>
        </text:list-item>
        <text:list-item>
          <text:p text:style-name="P6"><text:span text:style-name="T2">In this sub-menu, click on “Miscellaneous”</text:span></text:p>
        </text:list-item>
        <text:list-item>
          <text:p text:style-name="P6"><text:span text:style-name="T2">In the “Other flags” textfield, append “-m32”. <text:s/>“-m32” must be separated from adjacent text by one or more spaces.</text:span></text:p>
        </text:list-item>
        <text:list-item>
          <text:p text:style-name="P6"><text:span text:style-name="T2">Click on the triangle to the right of “GCC C++ Linker”. <text:s/>A sub-menu will appear under “GCC C++ Linker”.</text:span></text:p>
        </text:list-item>
        <text:list-item>
          <text:p text:style-name="P6"><text:span text:style-name="T2">In this sub-menu, click on “Miscellaneous”</text:span></text:p>
        </text:list-item>
        <text:list-item>
          <text:p text:style-name="P6"><text:span text:style-name="T2">In the “Linker flags” textfield, append “-m32”. <text:s/>“-m32” must be separated from adjacent text by one or more spaces.</text:span></text:p>
        </text:list-item>
      </text:list>
      <text:p text:style-name="P4"><text:span text:style-name="T2"/></text:p>
      <text:p text:style-name="P4"><text:span text:style-name="T2"/></text:p>
      <text:p text:style-name="P9"><text:span text:style-name="T2">Building the ESMoL Tool-Chain</text:span></text:p>
      <text:p text:style-name="P4"><text:span text:style-name="T2"/></text:p>
      <text:p text:style-name="P4"><text:span text:style-name="T2">To build the ESMoL tool-chain, build the projects in the following recommended order:</text:span></text:p>
      <text:p text:style-name="P4"><text:span text:style-name="T2"/></text:p>
      <text:p text:style-name="P4"><text:span text:style-name="T2">BexprMapTree</text:span></text:p>
      <text:p text:style-name="P4"><text:span text:style-name="T2">BlockTemplate</text:span></text:p>
      <text:p text:style-name="P4"><text:span text:style-name="T2">mfile2SFC</text:span></text:p>
      <text:p text:style-name="P4"><text:span text:style-name="T2">RTTGenerator</text:span></text:p>
      <text:p text:style-name="P4"><text:span text:style-name="T2">SFCPrint</text:span></text:p>
      <text:p text:style-name="P4"><text:span text:style-name="T2">SFCUdmEngine</text:span></text:p>
      <text:p text:style-name="P4"><text:span text:style-name="T2">UdmBuilder</text:span></text:p>
      <text:p text:style-name="P4"><text:span text:style-name="T2">UdmEngine</text:span></text:p>
      <text:p text:style-name="P4"><text:span text:style-name="T2">ctestgen</text:span></text:p>
      <text:p text:style-name="P4"><text:span text:style-name="T2">ESMolFlatten</text:span></text:p>
      <text:p text:style-name="P4"><text:span text:style-name="T2">MDL2MGA</text:span></text:p>
      <text:p text:style-name="P4"><text:span text:style-name="T2">mfile2SFCtest (used for testing only)</text:span></text:p>
      <text:p text:style-name="P4"><text:span text:style-name="T2">SF_CodeGen</text:span></text:p>
      <text:p text:style-name="P4"><text:span text:style-name="T2">SFCPrinter</text:span></text:p>
      <text:p text:style-name="P4"><text:span text:style-name="T2">SL_CodeGen</text:span></text:p>
      <text:p text:style-name="P4"><text:span text:style-name="T2"/></text:p>
      <text:p text:style-name="P4"><text:span text:style-name="T2">To build a project, do the following:</text:span></text:p>
      <text:p text:style-name="P4"><text:span text:style-name="T2"/></text:p>
      <text:list xml:id="list942340911" text:style-name="L9">
        <text:list-item>
          <text:p text:style-name="P7"><text:span text:style-name="T2">Right-click on the project name in the “Project Explorer”, select “Buld Configurations” in the resulting pop-up menu, and select “Clean All” in the resulting pop-up sub-menu. <text:s/>The project will “clean”, i.e. remove all build-artifacts from any previous build.</text:span></text:p>
        </text:list-item>
        <text:list-item>
          <text:p text:style-name="P7"><text:span text:style-name="T2">Right-click on the project name in the “Project Explorer”, select “Buld Configurations” in the resulting pop-up menu, and select “Build All” in the resulting pop-up sub-menu. <text:s/>The project will build, which may take a few minutes.</text:span></text:p>
        </text:list-item>
      </text:list>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LGC Sans" style:font-size-asian="14pt" style:font-weight-asian="bold" style:font-name-complex="DejaVu LGC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rmon Nine</meta:initial-creator>
    <meta:creation-date>2012-09-20T10:27:29</meta:creation-date>
    <dc:date>2012-09-26T13:41:43</dc:date>
    <dc:creator>Harmon Nine</dc:creator>
    <meta:editing-duration>PT147H09M30S</meta:editing-duration>
    <meta:editing-cycles>50</meta:editing-cycles>
    <meta:generator>OpenOffice.org/3.1$Unix OpenOffice.org_project/310m19$Build-9420</meta:generator>
    <meta:document-statistic meta:table-count="4" meta:image-count="0" meta:object-count="0" meta:page-count="18" meta:paragraph-count="441" meta:word-count="4288" meta:character-count="28091"/>
  </office:meta>
</office:document-meta>
</file>